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fo:color="#0000ff"/>
    </style:style>
    <style:style style:name="P5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Text_20_body">
      <style:paragraph-properties fo:background-color="#eeeeee">
        <style:background-image/>
      </style:paragraph-properties>
    </style:style>
    <style:style style:name="P94" style:family="paragraph" style:parent-style-name="Text_20_body">
      <style:paragraph-properties fo:background-color="#eeeeee">
        <style:background-image/>
      </style:paragraph-properties>
      <style:text-properties fo:language="ru" fo:country="RU"/>
    </style:style>
    <style:style style:name="P95" style:family="paragraph" style:parent-style-name="Text_20_body">
      <style:paragraph-properties fo:text-align="justify" style:justify-single-word="false" fo:background-color="#eeeeee">
        <style:background-image/>
      </style:paragraph-properties>
      <style:text-properties fo:language="ru" fo:country="RU"/>
    </style:style>
    <style:style style:name="P96" style:family="paragraph" style:parent-style-name="First_20_line_20_indent">
      <style:paragraph-properties fo:background-color="#eeeeee">
        <style:background-image/>
      </style:paragraph-properties>
      <style:text-properties fo:language="ru" fo:country="RU"/>
    </style:style>
    <style:style style:name="P9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8" style:family="paragraph" style:parent-style-name="Text_20_body">
      <style:paragraph-properties fo:margin-left="0cm" fo:margin-right="0cm" fo:text-align="justify" style:justify-single-word="false" fo:text-indent="0cm" style:auto-text-indent="false"/>
    </style:style>
    <style:style style:name="P99" style:family="paragraph" style:parent-style-name="Text_20_body">
      <style:paragraph-properties fo:margin-left="0cm" fo:margin-right="0cm" fo:text-align="justify" style:justify-single-word="false" fo:text-indent="0cm" style:auto-text-indent="false"/>
      <style:text-properties fo:color="#800000"/>
    </style:style>
    <style:style style:name="P10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cm" fo:margin-right="0cm" fo:text-align="center" style:justify-single-word="false" fo:text-indent="0cm" style:auto-text-indent="false"/>
    </style:style>
    <style:style style:name="P10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2" style:family="paragraph" style:parent-style-name="Footnote">
      <style:paragraph-properties fo:margin-left="0cm" fo:margin-right="0cm" fo:text-indent="0cm" style:auto-text-indent="false"/>
      <style:text-properties fo:language="en" fo:country="US"/>
    </style:style>
    <style:style style:name="P113" style:family="paragraph" style:parent-style-name="Footnote">
      <style:text-properties fo:language="en" fo:country="US"/>
    </style:style>
    <style:style style:name="P114" style:family="paragraph" style:parent-style-name="Footnote">
      <style:text-properties fo:language="ru" fo:country="RU"/>
    </style:style>
    <style:style style:name="P115" style:family="paragraph" style:parent-style-name="Footnote">
      <style:text-properties style:use-window-font-color="true" fo:language="ru" fo:country="RU"/>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4" style:family="paragraph" style:parent-style-name="Heading_20_1">
      <style:paragraph-properties fo:margin-left="0cm" fo:margin-right="0cm" fo:text-align="center" style:justify-single-word="false" fo:text-indent="0.499cm" style:auto-text-indent="false"/>
    </style:style>
    <style:style style:name="P125" style:family="paragraph" style:parent-style-name="Heading_20_1">
      <style:paragraph-properties fo:background-color="#eeeeee">
        <style:background-image/>
      </style:paragraph-properties>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style:paragraph-properties fo:background-color="#eeeeee">
        <style:background-image/>
      </style:paragraph-properties>
    </style:style>
    <style:style style:name="P129" style:family="paragraph" style:parent-style-name="Heading_20_2">
      <style:paragraph-properties fo:background-color="#eeeeee">
        <style:background-image/>
      </style:paragraph-properties>
      <style:text-properties fo:language="ru" fo:country="RU"/>
    </style:style>
    <style:style style:name="P13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1">
      <style:paragraph-properties fo:text-align="justify" style:justify-single-word="false"/>
      <style:text-properties fo:language="ru" fo:country="RU"/>
    </style:style>
    <style:style style:name="P133" style:family="paragraph" style:parent-style-name="Text_20_body" style:list-style-name="L2">
      <style:paragraph-properties fo:text-align="justify" style:justify-single-word="false"/>
      <style:text-properties fo:language="ru" fo:country="RU"/>
    </style:style>
    <style:style style:name="P134" style:family="paragraph" style:parent-style-name="Text_20_body" style:list-style-name="L3">
      <style:text-properties fo:language="ru" fo:country="RU"/>
    </style:style>
    <style:style style:name="P13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20531246940140831" text:style-name="L1">
        <text:list-item>
          <text:p text:style-name="P131">добавить детектив <text:span text:style-name="T1">(реализовано)</text:span>+ магические уроки/трактаты Старсвирла (реализовано)</text:p>
        </text:list-item>
        <text:list-item>
          <text:p text:style-name="P132">Терра несколько раз пытается убить Макса (один раз — в аквапарке). Несколько раз Макса спасает Селестия (даёт приказы Нексусу)</text:p>
        </text:list-item>
        <text:list-item>
          <text:p text:style-name="P132">Книги:</text:p>
        </text:list-item>
      </text:list>
      <text:list xml:id="list7695595874295623224" text:style-name="L2">
        <text:list-item>
          <text:p text:style-name="P133">«Великие грифоны прошлого» - из канона (5<text:span text:style-name="T8">s8e)</text:span></text:p>
        </text:list-item>
        <text:list-item>
          <text:p text:style-name="P133">«Высшие заклинания в повседневном использовании: от песчинки до дворца»</text:p>
        </text:list-item>
        <text:list-item>
          <text:p text:style-name="P135">«Малоизвестные аспекты магии трансформаций»</text:p>
        </text:list-item>
        <text:list-item>
          <text:p text:style-name="P13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3">Дасти Вейфарер «Зебрианская культура, быт и фольклор»</text:p>
        </text:list-item>
        <text:list-item>
          <text:p text:style-name="P133">«Краткая история Эквестрии»</text:p>
        </text:list-item>
        <text:list-item>
          <text:p text:style-name="P133">«Шедевры архитектуры Эквестрии» с разделом о Кантерлотском Королевском Дворце</text:p>
        </text:list-item>
        <text:list-item>
          <text:p text:style-name="P133">«Великие дела и великие чары». Страница 893: …</text:p>
        </text:list-item>
        <text:list-item>
          <text:p text:style-name="P133">«Природа Проклятий» - обмен</text:p>
        </text:list-item>
        <text:list-item>
          <text:p text:style-name="P133">«<text:span text:style-name="T44">Магия для Чайников</text:span>» - обмен</text:p>
        </text:list-item>
        <text:list-item>
          <text:p text:style-name="P133">«Энциклопедия Арканум» - обмен</text:p>
        </text:list-item>
        <text:list-item>
          <text:p text:style-name="P133">«О Гейсах» - обмен</text:p>
        </text:list-item>
        <text:list-item>
          <text:p text:style-name="P133">«<text:span text:style-name="T53">Тайны Тайных Наук</text:span>» - обмен</text:p>
        </text:list-item>
        <text:list-item>
          <text:p text:style-name="P135">«Основы Заклятий» - обмен</text:p>
        </text:list-item>
        <text:list-item>
          <text:p text:style-name="P13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632850388080433171" text:style-name="L3">
        <text:list-item>
          <text:p text:style-name="P13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4">Селестия — переменчивая пони. В одно время не строгая, а в другое может быть такой, что страшно становится</text:p>
        </text:list-item>
        <text:list-item>
          <text:p text:style-name="P134">У Селестии были такие элементы гармонии: Магия, Доброта, Смех. У Луны — Верность, Честность, Щедрость. (ксенофазия)</text:p>
        </text:list-item>
        <text:list-item>
          <text:p text:style-name="P13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4">Около 820-ти лет назад будущий маг Лайтнинг Стар поступил на обучение к наставнику Тииспоту</text:p>
        </text:list-item>
        <text:list-item>
          <text:p text:style-name="P13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4">У Селестии грива и хвост развеваются и переливаются от магического шампуня</text:p>
        </text:list-item>
        <text:list-item>
          <text:p text:style-name="P134">Тело Селестии очень крепкое — может выдержать несколько тонн земли</text:p>
        </text:list-item>
        <text:list-item>
          <text:p text:style-name="P134">Дискорд намного старше принцесс, его магия сильнее ихней на голову</text:p>
        </text:list-item>
        <text:list-item>
          <text:p text:style-name="P134">Луна младше Селестии на 3 года. Сёстрам около 5000 лет. По другим данным, Селестии около 2500 лет (Обмен).</text:p>
        </text:list-item>
        <text:list-item>
          <text:p text:style-name="P134">Принцессы начали войну с Дискордом в возрасте, когда им было около 700 лет — и продолжалась война почти сто лет</text:p>
        </text:list-item>
        <text:list-item>
          <text:p text:style-name="P134">Самый главный враг сестёр и Дискорда — скука</text:p>
        </text:list-item>
        <text:list-item>
          <text:p text:style-name="P134">В Эквестрии на одного жеребца приходится четыре - пять кобыл</text:p>
        </text:list-item>
        <text:list-item>
          <text:p text:style-name="P13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4">Селестия в первые полторы тысячи лет путешествовала — и заварила несколько войн (две — с Эквестрией, в одной была против Луны)</text:p>
        </text:list-item>
        <text:list-item>
          <text:p text:style-name="P134">Настоящий цвет гривы Селестии — клубнично-розовая. Радужный цвет гривы и хвоста поддерживается магией</text:p>
        </text:list-item>
        <text:list-item>
          <text:p text:style-name="P134">Кроме Дискорда, старше сестёр ещё старейшина драконов</text:p>
        </text:list-item>
        <text:list-item>
          <text:p text:style-name="P134">Кэйденс не прожила и 60-ти лет и является низкорожденной</text:p>
        </text:list-item>
        <text:list-item>
          <text:p text:style-name="P13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4">Народ тихо фигел от нововведений и с ещё большим ожесточением продолжал делать по-своему</text:p>
        </text:list-item>
        <text:list-item>
          <text:p text:style-name="P13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4">Когда пони женятся, они обмениваются ножными браслетами</text:p>
        </text:list-item>
        <text:list-item>
          <text:p text:style-name="P134">Светилами, кроме сестёр, могут управлять единороги (группы), Дискорд, Твайлайт и Старсвирл</text:p>
        </text:list-item>
        <text:list-item>
          <text:p text:style-name="P134">Королева Кризалис — правительница Зелёной Долины</text:p>
        </text:list-item>
        <text:list-item>
          <text:p text:style-name="P134">Мать Луны и Селестии — аликорн Лорен. Мать Дискорда — Алиса (пони-человек)</text:p>
        </text:list-item>
        <text:list-item>
          <text:p text:style-name="P13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6" text:outline-level="2">1. Терра</text:h>
      <text:p text:style-name="P21">музыка - кондовая электронная, холодная и отчаянная (Electronics “Disappointed”)</text:p>
      <text:p text:style-name="P10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3"><text:span text:style-name="T8">&gt;\</text:span>Привет, Нексус. Это Макс.</text:p>
      <text:p text:style-name="P53"><text:span text:style-name="T8">&lt;\</text:span>Привет Макс. <text:span text:style-name="T1">Рад тебя видеть. Где ты отсутствовал три дня?</text:span></text:p>
      <text:p text:style-name="P53"><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3"><text:span text:style-name="T8">&gt;\</text:span>Как называется наш проект?</text:p>
      <text:p text:style-name="P53"><text:span text:style-name="T8">&lt;\</text:span>Дайсон.</text:p>
      <text:p text:style-name="P53"><text:span text:style-name="T8">&gt;\</text:span>Сколько тебе лет?</text:p>
      <text:p text:style-name="P53"><text:soft-page-break/><text:span text:style-name="T8">&lt;\</text:span>Два года с начала запуска кластера.</text:p>
      <text:p text:style-name="P53"><text:span text:style-name="T8">&gt;\</text:span>Какой сейчас год?</text:p>
      <text:p text:style-name="P53"><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3"><text:span text:style-name="T8">&gt;\</text:span>Нексус, отключи память <text:span text:style-name="T1">заданий</text:span> за последнюю неделю.</text:p>
      <text:p text:style-name="P53"><text:span text:style-name="T8">&lt;\</text:span>Выполнено.</text:p>
      <text:p text:style-name="P53"><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1">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3"><text:span text:style-name="T8">&gt;</text:span>\Нексус, почему ты используешь жёсткие настройки <text:span text:style-name="T1">для решения задачи</text:span>?</text:p>
      <text:p text:style-name="P53"><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3"><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3"><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2">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1">***</text:p>
      <text:p text:style-name="P101"/>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3">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3">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5">Музыка быстрая, тревожная, надорваная и печальная (Pet Shop Boys “So Hard” ?)</text:p>
      <text:p text:style-name="P23"/>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4">Спи, сестра моя родная,<text:line-break/>Спи. Усни.<text:line-break/>Крыльями тебя укрою,<text:line-break/>Спи. Усни.</text:p><text:p text:style-name="P114"><text:tab/>В чаще тёмной волки воют,<text:line-break/>Спи. Усни.</text:p><text:p text:style-name="P114"><text:tab/>В мрачном замке духи ноют,<text:line-break/>Спи. Усни.</text:p><text:p text:style-name="P114"><text:tab/>Сказки вечность нам читает,<text:line-break/>Спи. Усни.<text:line-break/>День осенний угасает,<text:line-break/>Спи. Усни.<text:line-break/>Помни только в сне глубоком,</text:p><text:p text:style-name="P11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843034109688992002" text:style-name="L4">
        <text:list-item>
          <text:p text:style-name="P13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2"><text:s/>Сколько страниц сегодня нахреначили?</text:p><text:p text:style-name="P113">– <text:span text:style-name="T1">Восемь, учитель!</text:span></text:p><text:p text:style-name="P113">–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4">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 Тем более, что у меня есть деньги.</text:p>
      <text:p text:style-name="P5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4">Так что даже на ремонт одежды и покупку необходимых в повседневной жизни мелочей у меня финансов не было. До недавнего времени. </text:p>
      <text:p text:style-name="P54"><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4"><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4"><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6"/>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text:soft-page-break/>–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text:soft-page-break/>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pan text:style-name="T1">– Занавес. </text:span>– <text:s/><text:span text:style-name="T1">подытожил я.</text:span></text:p>
      <text:p text:style-name="P37"/>
      <text:h text:style-name="P127"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text:soft-page-break/>–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text:soft-page-break/>–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26" text:outline-level="2">6. Стыд</text:h>
      <text:p text:style-name="P42"/>
      <text:p text:style-name="P47">~~~ Завтра на семь в библиотеке ~~~</text:p>
      <text:p text:style-name="P47"/>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text:soft-page-break/>–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57">Mark Knopfler — Hill Farmers Blues — или на следующую главу (прощание)</text:p>
      <text:p text:style-name="P42"/>
      <text:p text:style-name="P47">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7"><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7">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37">…</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5">Мне печалиться не стоит</text:p><text:p text:style-name="P115">Жизнь прекрасна и ярка</text:p><text:p text:style-name="P115">Телом молода, душою —</text:p><text:p text:style-name="P115">Как дракон морской мудра</text:p><text:p text:style-name="P115"/><text:p text:style-name="P115">Я видала взлёт империй,</text:p><text:p text:style-name="P115">Я жила среди легенд,</text:p><text:p text:style-name="P115">Древней магии мистерий</text:p><text:p text:style-name="P115">Я прилежнейший студент</text:p><text:p text:style-name="P115"/><text:p text:style-name="P115">Обожаема народом,</text:p><text:p text:style-name="P115">Уважаема врагом,</text:p><text:p text:style-name="P115">Но друзей моих немного,</text:p><text:p text:style-name="P115">Гложет душу холодом</text:p><text:p text:style-name="P115"/><text:p text:style-name="P115">Одинока и печальна,</text:p><text:p text:style-name="P115">Недоступна и строга,</text:p><text:p text:style-name="P115">Потеряла изначальный</text:p><text:p text:style-name="P115">Смысл жизни навсегда</text:p><text:p text:style-name="P115"/><text:p text:style-name="P115">Жизнь моя теперь публична,</text:p><text:p text:style-name="P115">Жизнь моя теперь для всех,</text:p><text:p text:style-name="P115">В этом — горе, в этом — счастье,</text:p><text:p text:style-name="P11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text:soft-page-break/>Она повернулась и вышла из зала, почти подметая хвостом пол.</text:p>
      <text:p text:style-name="P37"/>
      <text:p text:style-name="P1"><text:span text:style-name="T37">&lt;</text:span><text:span text:style-name="T52">Mark Knopfler - </text:span><text:span text:style-name="T51">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7">Так возникли аликорны.</text:p>
      <text:p text:style-name="P4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7">Имя её было Селестия.</text:p>
      <text:p text:style-name="P47">За ней последовала и сестра её, Луна.</text:p>
      <text:p text:style-name="P4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7">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text:soft-page-break/>–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7"/>
      <text:p text:style-name="P47">– Ага, он был закладкой в четвёртом номере «PlayMare», в разделе «Тридцать две позы, которые удивят вашего френдкольта».</text:p>
      <text:p text:style-name="P47">– Спайк! Немедленно ложись спать!</text:p>
      <text:p text:style-name="P47">– Уже иду. Кукурузу доем только и иду.</text:p>
      <text:p text:style-name="P47">– Кстати, а почему Индрэ считали одержимым?</text:p>
      <text:p text:style-name="P47">–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7">– Так у вас знают про людей? Вот это новость!. В Кантерлоте, да и в Понивилле все обращаются со мной, как с диковинкой.</text:p>
      <text:p text:style-name="P4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7">– Хм. Ясно. Продолжай, Твайлайт.</text:p>
      <text:p text:style-name="P42"/>
      <text:p text:style-name="P4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text:soft-page-break/>–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7"/>
      <text:p text:style-name="P47">– Спайк, будь добр, принеси дневник эксперимента. Он в подвале, за шкафом с ретортами, в...</text:p>
      <text:p text:style-name="P47">– В сейфе, я в курсе.</text:p>
      <text:p text:style-name="P47"/>
      <text:p text:style-name="P48">***</text:p>
      <text:p text:style-name="P56">&lt;Seal — Amazing <text:span text:style-name="T1">(T</text:span><text:span text:style-name="T8">hin White Duke Remix)</text:span>&gt;</text:p>
      <text:p text:style-name="P47">Дата: 12.04.1003 А.С.</text:p>
      <text:p text:style-name="P47">Эксперимент: заклинание Воплощения Индрэ</text:p>
      <text:p text:style-name="P47">Испытуемая: Эпплджек</text:p>
      <text:p text:style-name="P47">Синопсис: запись сна со слов испытуемой</text:p>
      <text:p text:style-name="P47">Замечания: замечаний нет</text:p>
      <text:p text:style-name="P4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7"/>
      <text:p text:style-name="P47">Примечания: ПипБак? Стойло? Двойники? Параллельные Эквестрии?</text:p>
      <text:p text:style-name="P1"/>
      <text:p text:style-name="P2">***</text:p>
      <text:p text:style-name="P1"/>
      <text:p text:style-name="P47">Дата: 12.04.1003 А.С.</text:p>
      <text:p text:style-name="P47">Эксперимент: заклинание Воплощения Индрэ</text:p>
      <text:p text:style-name="P47">Испытуемая: Рэйнбоу Дэш</text:p>
      <text:p text:style-name="P47">Синопсис: описание пробуждения испытуемой</text:p>
      <text:p text:style-name="P47">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4">d.notive — Talking Flight</text:span>&gt;</text:p>
      <text:p text:style-name="P47"><text:soft-page-break/>Дата: 12.04.1003 А.С.</text:p>
      <text:p text:style-name="P47">Эксперимент: заклинание Воплощения Индрэ</text:p>
      <text:p text:style-name="P47">Испытуемая: Рэрити</text:p>
      <text:p text:style-name="P47">Синопсис: запись сна со слов испытуемой</text:p>
      <text:p text:style-name="P47">Замечания: замечаний нет</text:p>
      <text:p text:style-name="P47"/>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7"/>
      <text:p text:style-name="P48">***</text:p>
      <text:p text:style-name="P47"/>
      <text:p text:style-name="P47">Дата: 12.04.1003 А.С.</text:p>
      <text:p text:style-name="P47">Эксперимент: заклинание Воплощения Индрэ</text:p>
      <text:p text:style-name="P47">Испытуемая: Флаттершай</text:p>
      <text:p text:style-name="P47">Синопсис: описание пробуждения испытуемой</text:p>
      <text:p text:style-name="P4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7"/>
      <text:p text:style-name="P47">* Примечания: при виде кексиков истерика случилась с Пинки Пай.</text:p>
      <text:p text:style-name="P47"/>
      <text:p text:style-name="P43">***</text:p>
      <text:p text:style-name="P42"/>
      <text:p text:style-name="P47"><text:soft-page-break/>Дата: 12.04.1003 А.С.</text:p>
      <text:p text:style-name="P47">Эксперимент: заклинание Воплощения Индрэ</text:p>
      <text:p text:style-name="P47">Испытуемая: Пинки Пай</text:p>
      <text:p text:style-name="P47">Синопсис: описание пробуждения испытуемой</text:p>
      <text:p text:style-name="P47">Замечания: испытуемая отказалась дать описание сна.</text:p>
      <text:p text:style-name="P47"/>
      <text:p text:style-name="P4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7"/>
      <text:p text:style-name="P47">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2">…</text:p>
      <text:p text:style-name="P42">Вырвавшись от всезнайки на свежий воздух, я направился в центр. Пробежавшись взглядом по заголовкам газет, сплюнул в сердцах.</text:p>
      <text:p text:style-name="P42">«<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text:soft-page-break/>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text:soft-page-break/>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5">эт правда?</text:span></text:p>
      <text:p text:style-name="P42"><text:span text:style-name="T13">– </text:span><text:span text:style-name="T55">Какая из? Их много, вообще-то. Ик!</text:span></text:p>
      <text:p text:style-name="P42"><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2"><text:span text:style-name="T13">– </text:span><text:span text:style-name="T55">Пока не умру?</text:span></text:p>
      <text:p text:style-name="P42"><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2"/>
      <text:p text:style-name="P49">Приветствую тебя, мой маленький человек!</text:p>
      <text:p text:style-name="P4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49"><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9">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4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9">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4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9">«<text:span text:style-name="T8">P.S. Н</text:span>е гневите мироздание воровством! <text:span text:style-name="T29">Обмен рулит</text:span>!»</text:p>
      <text:p text:style-name="P4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9">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4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7"/>
      <text:h text:style-name="Heading_20_2" text:outline-level="2">13. Мэйнхэттен</text:h>
      <text:p text:style-name="P47"/>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45">…</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text:soft-page-break/>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1">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Потом хлопнули ставни и чей-то сонный голос недовольно пробормотал:</text:p>
      <text:p text:style-name="P45"><text:soft-page-break/><text:span text:style-name="T8">–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пегаска готова на ТАКОЕ! Признаюсь, вам удалось нас заинтересовать!</text:p>
      <text:p text:style-name="P45">Единорожка в задумчивости стала ходить по веранде туда-сюда, разговаривая сама с собой.</text:p>
      <text:p text:style-name="P45"><text:span text:style-name="T8">– </text:span>Если в этом участвует САМА Селестия, Великой и Могущественной Трикси ТЕМ БОЛЕЕ надо в <text:soft-page-break/>этом участвовать! Нам просто необходимо во всём разобраться и внести свой РЕШАЮЩИЙ вклад в дело! Решено!!!</text:p>
      <text:p text:style-name="P45">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9">Исчезновение дневной главы диархии: Эквестрия в панике!</text:span>» (статья двухдневной давности).</text:p>
      <text:p text:style-name="P45">«<text:span text:style-name="T29">Принцесса Селестия исчезла </text:span><text:span text:style-name="T29">вчера</text:span><text:span text:style-name="T29"> утром! Придворный церемонимейстер, мисс Кози, обнаружила лишь смятую простыню в постели!</text:span>» (вчерашняя статья).</text:p>
      <text:p text:style-name="P45">«<text:span text:style-name="T29">Шокирующие подробности от молодых понивилльцев проливают свет на возможную причину исчезновения нашей обожаемой принцессы! </text:span><text:span text:style-name="T29">НЕУЖЕЛИ???</text:span>» (На фотографии под статьёй Эпплблум огрызается в объектив. Подпись к фотографии гласит: «Д<text:span text:style-name="T29">а отстаньте </text:span><text:span text:style-name="T29">же </text:span><text:span text:style-name="T29">вы от меня! </text:span><text:span text:style-name="T29">О</text:span><text:span text:style-name="T29">н сказал, что ест пони, но я этого НЕ ВИДЕЛА!!!</text:span>»).</text:p>
      <text:p text:style-name="P45">«<text:span text:style-name="T29">Чужестранец-ч</text:span><text:span text:style-name="T29">еловек, ввергший ранее нашу принцессу в </text:span><text:span text:style-name="T29">глубокую </text:span><text:span text:style-name="T29">депрессию, подозревается в её исчезновении!!! </text:span><text:span text:style-name="T29">В</text:span><text:span text:style-name="T29"> его поиска</text:span><text:span text:style-name="T29">х</text:span><text:span text:style-name="T29"> </text:span><text:span text:style-name="T29">участвуют</text:span><text:span text:style-name="T29"> кантерлотские дневная и ночная стражи, национальная гвардия и Вондерболты!</text:span>»</text:p>
      <text:p text:style-name="P45">«<text:span text:style-name="T29">Принцесса Луна в ярости! Ночная глава диархии высказалась о произошедшем: «Я так и знала, что не стоит распинаться перед этим </text:span><text:span text:style-name="T29">двуногим</text:span><text:span text:style-name="T29"> ничтожеством! </text:span><text:span text:style-name="T29">Если бы моя сестра меня хоть изредка слушалась...</text:span>»»</text:p>
      <text:p text:style-name="P40">– … <text:span text:style-name="T1">ОНИ ЧТО, ШУТОК НЕ ПОНИМАЮТ??! </text:span>– <text:span text:style-name="T1">заорал я. </text:span>– <text:span text:style-name="T1">Нашли пониеда, ёб их дымоходом через коромысло!!!</text:span></text:p>
      <text:p text:style-name="P45"><text:span text:style-name="T8">– </text:span>Прикинь, а? <text:span text:style-name="T8">– </text:span>участливо ткнулась в меня носом Дэш. <text:span text:style-name="T8">– </text:span>Над моими приколами тоже одна я и смеюсь. Большинство вместо чувства юмора имеет жир на ляжках.</text:p>
      <text:p text:style-name="P40"/>
      <text:p text:style-name="P40"><text:soft-page-break/></text:p>
      <text:p text:style-name="P103"><text:span text:style-name="T8"><text:s/>&lt;</text:span><text:span text:style-name="T26"> - </text:span><text:span text:style-name="T21">Я не могу быть вашим спасителем! Я намного хуже и испорченнее вас!</text:span><text:span text:style-name="T8">&gt;</text:span></text:p>
      <text:p text:style-name="P45"/>
      <text:p text:style-name="P40">&lt;<text:span text:style-name="T22">Главы с Максом и Дэш — в стиле «Криминального чтива»</text:span>&gt;</text:p>
      <text:p text:style-name="P45"/>
      <text:p text:style-name="P40"/>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0"/>
      <text:p text:style-name="P3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text:soft-page-break/></text:p>
      <text:p text:style-name="P27">- <text:span text:style-name="T1">Дэш, ты действительно самая крутая! Тебе пришлось пережить даже смерть!</text:span></text:p>
      <text:p text:style-name="P28">- Верно, что ль? Офигеть!</text:p>
      <text:p text:style-name="P37"/>
      <text:p text:style-name="P31"/>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
      <text:p text:style-name="P30"/>
      <text:p text:style-name="P3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text:soft-page-break/>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42">Но реальная Эквестрия здорово отличалась от сериальной. </text:p>
      <text:p text:style-name="P42"/>
      <text:p text:style-name="P42"/>
      <text:p text:style-name="P58"><text:span text:style-name="T8">–</text:span> Заклинания Свирла Бородатого обычно срабатывают без ошибок.</text:p>
      <text:p text:style-name="P58"><text:span text:style-name="T8">–</text:span> Если их правильно вызывают, <text:span text:style-name="T8">–</text:span> пробурчал возвратившийся Спайк, укладываясь в корзинку.</text:p>
      <text:p text:style-name="P58"><text:span text:style-name="T8">–</text:span> Что он имел ввиду?</text:p>
      <text:p text:style-name="P58"><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8"/>
      <text:p text:style-name="P58"><text:soft-page-break/><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2"/>
      <text:p text:style-name="P58"><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8"><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8"><text:span text:style-name="T8">–</text:span> Нет, она мне ничего не говорила. Но, видишь ли, ваше королевство и вы сами описаны в моём мире в детском сериале.</text:p>
      <text:p text:style-name="P58"><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8">Я покачал головой.</text:p>
      <text:p text:style-name="P58"><text:span text:style-name="T8">–</text:span> Вряд ли кто-то из людей побывал здесь до меня. До вас ведь никто не вызывал это заклинание Свирла?</text:p>
      <text:p text:style-name="P58"><text:span text:style-name="T8">–</text:span> Нет. Собрание столь сильных магов запомнилось бы.</text:p>
      <text:p text:style-name="P58"><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8"><text:span text:style-name="T8">–</text:span> Вам нравятся рассказы про Эквестрию? <text:span text:style-name="T8">–</text:span> Твайлайт улыбнулась.</text:p>
      <text:p text:style-name="P58"><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8"><text:span text:style-name="T8">–</text:span> Брони?</text:p>
      <text:p text:style-name="P58"><text:span text:style-name="T8">–</text:span> Так называют себя поклонники этого детского сериала и вас самих <text:span text:style-name="T1">—</text:span> сериальных.</text:p>
      <text:p text:style-name="P58">Твайлайт зарделась.</text:p>
      <text:p text:style-name="P58"><text:span text:style-name="T8">–</text:span> Ого! У нас есть поклонники! Интересно было бы поговорить об этом с твоим другом.</text:p>
      <text:p text:style-name="P58"><text:span text:style-name="T8">–</text:span> Его нет. Он погиб полгода назад.</text:p>
      <text:p text:style-name="P58"><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8"><text:span text:style-name="T8">–</text:span> Всё в порядке, Твайлайт.</text:p>
      <text:p text:style-name="P58">Твайлайт подошла к нише у двери, зажгла небольшую горелку и поставила на неё небольшой изящный чайничек</text:p>
      <text:p text:style-name="P58"><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42"/>
      <text:p text:style-name="P42"><text:soft-page-break/></text:p>
      <text:p text:style-name="P58">Я помолчал, собираясь с мыслями. Мысли собирались туго, но самое тупое решение мне пришло в голову ещё в Кантерлоте.</text:p>
      <text:p text:style-name="P58"><text:span text:style-name="T8">–</text:span> Я помню, ваша магия Элементов Гармонии обладает большой силой.</text:p>
      <text:p text:style-name="P58"><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8"><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8">Глаза Твайлайт в ужасе расширились. Она поперхнулась.</text:p>
      <text:p text:style-name="P58"><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8"><text:span text:style-name="T8">–</text:span> Для восстановления гармонии, говришь, <text:span text:style-name="T8">–</text:span> я почесал затылок.</text:p>
      <text:p text:style-name="P58"><text:span text:style-name="T8">–</text:span> Ну да, это так. Большие возмущения гармонии можно исправить только с помощью… Ой!..</text:p>
      <text:p text:style-name="P58"><text:span text:style-name="T8">–</text:span> Угу, вот именно. Сейчас имеем “большое возмущение гармонии”.</text:p>
      <text:p text:style-name="P58">Твайлайт прижала копыта к вискам.</text:p>
      <text:p text:style-name="P62"/>
      <text:p text:style-name="P58"><text:span text:style-name="T8">–</text:span> Ты не понимаешь… Я сейчас расскажу.</text:p>
      <text:p text:style-name="P58"/>
      <text:p text:style-name="P58"/>
      <text:p text:style-name="P58"/>
      <text:p text:style-name="P58"><text:span text:style-name="T8">–</text:span> Найтмэр Мун и Дискорд не разорвались и не сгорели.</text:p>
      <text:p text:style-name="P58"><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28" text:outline-level="2">Сон Рэрити</text:h>
      <text:p text:style-name="P58"/>
      <text:p text:style-name="P58">… в огромном пустом пространстве, а меня окружают звёзды, <text:span text:style-name="T1">–</text:span> рассказывала Рэрити, когда мы с пегаской вломились в библиотеку.</text:p>
      <text:p text:style-name="P58"><text:span text:style-name="T1">–</text:span> Привет Макс, - кивнула она мне.</text:p>
      <text:p text:style-name="P58">Рэрити перевела взгляд с меня на взъерошенную пегаску и недоверчиво сморщила носик.</text:p>
      <text:p text:style-name="P58"><text:span text:style-name="T1">–</text:span> Боже, какие страсти! - прошептала она.</text:p>
      <text:p text:style-name="P5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8"><text:span text:style-name="T1">–</text:span> Ну так вот, <text:span text:style-name="T1">–</text:span> продолжила Рэрити, <text:span text:style-name="T1">–</text:span> в этом космосе вдруг появилась звёздочка...</text:p>
      <text:p text:style-name="P58"/>
      <text:p text:style-name="P59">***</text:p>
      <text:p text:style-name="P58"/>
      <text:p text:style-name="P58"><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8"/>
      <text:p text:style-name="P58"/>
      <text:p text:style-name="P59">***</text:p>
      <text:p text:style-name="P62"><text:soft-page-break/></text:p>
      <text:p text:style-name="P10"/>
      <text:p text:style-name="P62"><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7">&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8">&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8"/>
      <text:p text:style-name="P58"><text:span text:style-name="T8">–</text:span> Ты могла бы нести меня телекинезом. Я, после того, как узнал о ваших способностях, удивлялся, почему ты этого не сделала?</text:p>
      <text:p text:style-name="P58"><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5"><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58"/>
      <text:p text:style-name="P58"><text:span text:style-name="T8">–</text:span> А дальше всё было хуже, намного хуже...</text:p>
      <text:p text:style-name="P58"/>
      <text:p text:style-name="P1"/>
      <text:p text:style-name="P58"/>
      <text:p text:style-name="P59">***</text:p>
      <text:p text:style-name="P62"/>
      <text:p text:style-name="P58"><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2"/>
      <text:h text:style-name="P128" text:outline-level="2">Рейд пони-рэйнджеров</text:h>
      <text:p text:style-name="P58">&lt;Магия изо всех окраин Эквестрии бежит к её центру — в Вечнодикий лес&gt;</text:p>
      <text:p text:style-name="P64">(леденящий душу триллер, музыка тревожная)</text:p>
      <text:p text:style-name="P60">&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8"><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8"><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8"><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8"><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58"><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5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8"><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8"><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8"><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8">Дальше мы передвигались с интервалом бескрылого прыжка, чтобы не нанести друг другу увечий в случае работы оружием.</text:p>
      <text:p text:style-name="P59">***</text:p>
      <text:p text:style-name="P58"><text:span text:style-name="T8">–</text:span> Шанту?</text:p>
      <text:p text:style-name="P58"><text:span text:style-name="T8">–</text:span> Ваше Высочество? Мы никогда не встречали такое существо раньше и я…</text:p>
      <text:p text:style-name="P58"><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8"><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9"><text:soft-page-break/>***</text:p>
      <text:p text:style-name="P58"><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8"><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8"><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5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8"><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8">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8"><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8"><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8"><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8"><text:span text:style-name="T8">–</text:span> Дискорд! Что их убило? <text:span text:style-name="T8">–</text:span> присвистнул обошедший Хорста с другой стороны Калрус.</text:p>
      <text:p text:style-name="P58"><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58">Я поднял нагрудную бляху, лежащую на скелете с раздавленной грудной клеткой.</text:p>
      <text:p text:style-name="P58"><text:span text:style-name="T8">–</text:span> Это королевский конвой. Такие были на службе у принцесс ещё лет двадцать назад, до Раздора.</text:p>
      <text:p text:style-name="P58"><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8"><text:span text:style-name="T8">–</text:span> ...тут была засада <text:span text:style-name="T8">–</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8">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9">***</text:p>
      <text:p text:style-name="P58"><text:span text:style-name="T8">–</text:span> Откуда там останки пегасов? Кто мог поймать их там? Они могут уйти от любой засады.</text:p>
      <text:p text:style-name="P58"><text:span text:style-name="T8">–</text:span> Не знаю, как насчёт летунов, принцессса, но когда мы осматривали кости, на нас было совершено нападение...</text:p>
      <text:p text:style-name="P58"><text:span text:style-name="T8">–</text:span> Вот как? На королевскую стражу в центре Эквестрии? Кто же это был?</text:p>
      <text:p text:style-name="P58"><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8">Луна обошла Кимеринна. </text:p>
      <text:p text:style-name="P58"><text:span text:style-name="T8">–</text:span> У вас рассечен бок. И колотая рана на шее.</text:p>
      <text:p text:style-name="P58"><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8"><text:span text:style-name="T8">–</text:span> Расслабьтесь, Кимеринн. Вы очень скованы. Я вижу, вам нелегко пришлось в этом походе.</text:p>
      <text:p text:style-name="P58">Растерзанная шея жеребца напомнила Луне о другом, которого она называла на “ты” больше тысячи лет назад, во время восстания.</text:p>
      <text:p text:style-name="P58"><text:span text:style-name="T8">–</text:span> Я ценю вашу службу и хочу достойно наградить вас. Спрашивайте.</text:p>
      <text:p text:style-name="P58"><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8">Луна вздохнула. Всё-таки, насколько легче было быть Найтмэр-Мун! Тогда ей не нужно было стесняться своих желаний и все было намного проще.</text:p>
      <text:p text:style-name="P58"><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8"><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8">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8">Он был высок для пони и Луне понадобилось всего лишь немного склонить шею, чтобы тихо выдохнуть ему в ухо:</text:p>
      <text:p text:style-name="P58"><text:span text:style-name="T8">–</text:span> Ну что же… Я рада оказать такую услугу… Тебе…</text:p>
      <text:p text:style-name="P58"><text:span text:style-name="T8">–</text:span> Принцесса…</text:p>
      <text:p text:style-name="P58"><text:span text:style-name="T8">–</text:span> Луна, мой дорогой. Для тебя <text:span text:style-name="T8">—</text:span> Луна…</text:p>
      <text:p text:style-name="P58">...</text:p>
      <text:p text:style-name="P58"/>
      <text:h text:style-name="P128" text:outline-level="2">Рейд пони-рэйнджеров-2 (<text:span text:style-name="T21">продолжение рейда пони-рэйнджеров</text:span>)</text:h>
      <text:p text:style-name="P58"/>
      <text:p text:style-name="P58">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8">Мэдтроттер подошёл к холму и зацепил концом алебарды зелёный покров.</text:p>
      <text:p text:style-name="P58"><text:span text:style-name="T1">–</text:span> Металл! <text:span text:style-name="T1">–</text:span> удивлённо воскликнул он. <text:span text:style-name="T1">–</text:span> И стекло.</text:p>
      <text:p text:style-name="P58">В металлической поверхности сверкнуло небольшое прямоугольное окошко.</text:p>
      <text:p text:style-name="P58">Я прошёл вдоль холма и вскоре под побегами дикого винограда обнаружил вход, открывающий внутренности холма.</text:p>
      <text:p text:style-name="P5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8">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8"><text:span text:style-name="T8">–</text:span> Заночуем внутри. - <text:span text:style-name="T1">р</text:span>ешил я.</text:p>
      <text:p text:style-name="P58"><text:span text:style-name="T8">&lt;</text:span><text:span text:style-name="T21">Нужен ли тут самолёт? Нужен артефакт из Fallout Equestria - летучий корабль</text:span>?<text:span text:style-name="T8">&gt;</text:span></text:p>
      <text:p text:style-name="P58">Утро встретило нас туманом. Я пытался рассмотреть руины замка на противоположном берегу.</text:p>
      <text:p text:style-name="P58"><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8"><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8">Я сбросил громоздкие перемётные сумки с поклажей, оставив только закреплённый на ноге кинжал.</text:p>
      <text:p text:style-name="P5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9">***</text:p>
      <text:p text:style-name="P5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8"><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8"><text:soft-page-break/><text:span text:style-name="T8">–</text:span> Поворачивайте, уходите от болота! <text:span text:style-name="T8">–</text:span> донёсся его крик.</text:p>
      <text:p text:style-name="P5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9">***</text:p>
      <text:p text:style-name="P58"><text:span text:style-name="T8">–</text:span> Дискорд тебе в крыло, Ким, ты таки заставил нас попотеть! Что там за чертовщина?</text:p>
      <text:p text:style-name="P58">Я отлепился от серебристой поверхности и прыгул на землю.</text:p>
      <text:p text:style-name="P58"><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8">Сброшенный обрубок лианы медленно извивался, стараясь найти опору, вокруг которой можно было бы обвиться. </text:p>
      <text:p text:style-name="P58"><text:span text:style-name="T8">– </text:span>Схватил бы за крыло <text:span text:style-name="T8">—</text:span> я бы не вырвался.</text:p>
      <text:p text:style-name="P58">Я взглянул вверх. На металлической стенке чётко отпечатались четыре полукруга копыт. </text:p>
      <text:p text:style-name="P58"><text:span text:style-name="T8">–</text:span> И пришлось бы тебе за меня во дворце отдуваться.</text:p>
      <text:p text:style-name="P58"><text:span text:style-name="T8">–</text:span> Нашел что-нибудь интересное в развалинах?</text:p>
      <text:p text:style-name="P58"><text:span text:style-name="T8">–</text:span> А как же! Странное такое. Похожее на обезьяну. Но стройнее и грациознее. И оно было одето…</text:p>
      <text:p text:style-name="P58"><text:span text:style-name="T8">–</text:span> Одето?</text:p>
      <text:p text:style-name="P58"><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8"><text:span text:style-name="T8">–</text:span> Ещ одно неизвестное чудовище! <text:s/>Что-то их тут много развелось.</text:p>
      <text:p text:style-name="P58">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8">Я забросил на спину перемётные сумки и дал команду сбора.</text:p>
      <text:p text:style-name="P58"><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8">“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8"><text:span text:style-name="T8">–</text:span> Вы ведь в неопасное место идёте, да?</text:p>
      <text:p text:style-name="P58"><text:span text:style-name="T8">–</text:span> Да, Силк Мэйн, в неопасное.</text:p>
      <text:p text:style-name="P58"><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8"><text:soft-page-break/><text:span text:style-name="T8">–</text:span> Силк, не волнуйся, если будет опасно, мы сразу же повернём. (И пойдём другой дорогой <text:span text:style-name="T8">—</text:span> додумал я).</text:p>
      <text:p text:style-name="P58">Силк Мэйн выпустила мою ногу, успокаиваясь. Я пошёл в казарму, а кобылки продолжали молча смотреть на меня...</text:p>
      <text:p text:style-name="P5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8">Опять таки, шансы для Мэда и Калруса <text:s/>пройти через болото <text:span text:style-name="T8">—</text:span> ничтожны.</text:p>
      <text:p text:style-name="P58"><text:span text:style-name="T8">–</text:span> Возвращаемся, Мэдди, <text:span text:style-name="T8">–</text:span> решил я. <text:span text:style-name="T8">–</text:span> Намотрелись достаточно.</text:p>
      <text:p text:style-name="P58">Пусть принцесса считает меня трусом, пусть я больше не смогу взглянуть ей в глаза, но я должен сделать то, что делаю. Мы возвращаемся…</text:p>
      <text:p text:style-name="P58"/>
      <text:h text:style-name="P128" text:outline-level="2">Продолжение ЛСД-чаепития</text:h>
      <text:p text:style-name="P58"/>
      <text:p text:style-name="P58"><text:s/>Так значит, своим появлением я невольно поспособствовал гибели особенного пони Луны? Мне очень жаль…</text:p>
      <text:p text:style-name="P58">Селестия через силу улыбнулась.</text:p>
      <text:p text:style-name="P58"><text:span text:style-name="T8">–</text:span> Пони умеют переносить тяготы, Макс. <text:span text:style-name="T8">–</text:span> Иначе бы мы не выжили. В нашей истории бывали очень тяжёлые времена.</text:p>
      <text:p text:style-name="P5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8"><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58"><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8"/>
      <text:p text:style-name="P58"/>
      <text:p text:style-name="P58"/>
      <text:p text:style-name="P58"><text:span text:style-name="T8">–</text:span> Тия, я…</text:p>
      <text:p text:style-name="P58"><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8">Но чуда не произошло <text:span text:style-name="T8">—</text:span> всего лишь появился ты! <text:span text:style-name="T8">–</text:span> это слово Селестия выдохнула мне в лицо, <text:soft-page-break/>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8">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8">Селестия замолчала, потом медленно поднесла ко рту чашку с холодным чаем и сделала три глубоких глотка.</text:p>
      <text:p text:style-name="P58"><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58"><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8"><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8"/>
      <text:p text:style-name="P88"/>
      <text:p text:style-name="P68">Она вытянула шею и начала по очереди сгибать-разгибать ноги, разминая суставы.</text:p>
      <text:p text:style-name="P68"><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8"/>
      <text:p text:style-name="P58"><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8">Её образ расплывался, в голове стоял звон, звуки проникали в уши как будто через толстый слой ваты.</text:p>
      <text:p text:style-name="P58"><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8">мочь мне. Помочь всем нам. А сейчас иди, отдыхай.</text:p>
      <text:p text:style-name="P58"/>
      <text:h text:style-name="P128" text:outline-level="2">В библиотеке замка Селестии</text:h>
      <text:p text:style-name="P93"/>
      <text:p text:style-name="P6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8">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text:soft-page-break/>тщётно.</text:p>
      <text:p text:style-name="P58">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8"/>
      <text:h text:style-name="P128" text:outline-level="2">Понивилль</text:h>
      <text:p text:style-name="P58"/>
      <text:h text:style-name="P128" text:outline-level="2">Знакомство с Элементами Гармонии</text:h>
      <text:p text:style-name="P58"/>
      <text:p text:style-name="P58">На следующий день я застал в библиотеке кроме Твайлайт ещё трёх кобылок.</text:p>
      <text:p text:style-name="P58"><text:span text:style-name="T1">–</text:span> Знакомься, Макс <text:span text:style-name="T1">–</text:span> начала представлять меня Твайлайт, <text:span text:style-name="T1">–</text:span> это Пинки Пай.</text:p>
      <text:p text:style-name="P58"><text:span text:style-name="T1">–</text:span> Очень приятно, Макс.</text:p>
      <text:p text:style-name="P5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8"><text:span text:style-name="T1">–</text:span> ...то Рэрити! <text:span text:style-name="T1">–</text:span> Твайлайт представила светлую единорожку, которая чуть склонила голову в приветствии.</text:p>
      <text:p text:style-name="P58"><text:span text:style-name="T1">–</text:span> Макс, <text:span text:style-name="T1">–</text:span> кивнул я ей в ответ.</text:p>
      <text:p text:style-name="P58"><text:span text:style-name="T1">–</text:span> Рэйнбоу Дэш! <text:span text:style-name="T1">–</text:span> голубая пегаска представилась сама, насмешливо наморщив нос.</text:p>
      <text:p text:style-name="P58"><text:span text:style-name="T1">–</text:span> Макс. <text:span text:style-name="T1">–</text:span> закончил представляться я.</text:p>
      <text:p text:style-name="P58">Твайлайт продолжила прерванную моим появлением беседу.</text:p>
      <text:p text:style-name="P58"><text:span text:style-name="T1">–</text:span> Как я вам уже рассказывала, заклинание Свирла вызвало сюда Макса. И он хочет нам помочь, но не знает, как.</text:p>
      <text:p text:style-name="P58">Голубая пегаска вомущённо фыркнула.</text:p>
      <text:p text:style-name="P58"><text:span text:style-name="T1">–</text:span> А нужно ли нам помогать? Сами как-нибудь справимся!</text:p>
      <text:p text:style-name="P58"><text:span text:style-name="T1">–</text:span> Но Дэш, дорогая, неужели ты думаешь, что Твайлайт и принцесса Селестия не перепробовали всё возможное?</text:p>
      <text:p text:style-name="P58"><text:span text:style-name="T1">–</text:span> Рэрити грациозно улеглась на подушку, пододвинув её к себе магией.</text:p>
      <text:p text:style-name="P5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8">Я ошеломлённо посмотрел на неё.</text:p>
      <text:p text:style-name="P58"><text:span text:style-name="T1">–</text:span> Откуда ты знаешь?</text:p>
      <text:p text:style-name="P5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8"><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58"><text:span text:style-name="T1">– </text:span>47 лет? Такой старый? <text:span text:style-name="T1">–</text:span> тихо произнесла Рэйнбоу Дэш с сомнением поглядывая на меня.</text:p>
      <text:p text:style-name="P58"><text:span text:style-name="T1">–</text:span> Не старый. У нас живут, в среднем, до 90-ти <text:span text:style-name="T1">–</text:span> 100-а лет.</text:p>
      <text:p text:style-name="P5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8"><text:span text:style-name="T1">–</text:span> Программы. Это такие… гм… заклинания. Ты пишешь программу, запускаешь её, а потом она делает что-то для тебя.</text:p>
      <text:p text:style-name="P58"><text:span text:style-name="T1">–</text:span> То есть, ты, типа, волшебник в своём мире?</text:p>
      <text:p text:style-name="P58"><text:span text:style-name="T1">–</text:span> Вряд ли меня так можно называть. Очень далёкие параллели. У нас совсем нет магии.</text:p>
      <text:p text:style-name="P5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8"/>
      <text:p text:style-name="P58"/>
      <text:p text:style-name="P58">...</text:p>
      <text:p text:style-name="P58"/>
      <text:p text:style-name="P5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8"><text:span text:style-name="T1">–</text:span> Ну… В общем, да. Надо ещё пригласить Эпплджек и Флаттершай.</text:p>
      <text:p text:style-name="P5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8"><text:span text:style-name="T1">–</text:span> О, Рэрити, спасибо-спасибо-спасибо! <text:span text:style-name="T1">–</text:span> Твайлайт обняла единорожку.</text:p>
      <text:p text:style-name="P5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8">Рэйнбоу Дэш развернулась к выходу из библиотеки.</text:p>
      <text:p text:style-name="P5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8"><text:span text:style-name="T1">–</text:span> Мне кажется, Макс, ты ей чем-то не нравишься, <text:span text:style-name="T1">–</text:span> заметила Рэрити.</text:p>
      <text:p text:style-name="P58"><text:span text:style-name="T1">–</text:span> А, по-моему, так наоборот, <text:span text:style-name="T1">–</text:span> хмыкнул Спайк, всё это время евший в сторонке какие-то сверкающие кристаллы.</text:p>
      <text:p text:style-name="P58"><text:span text:style-name="T1">–</text:span> Но довольно слов. Что нужно делать, дорогая? <text:span text:style-name="T1">–</text:span> обратилась Рэрити к Твайлайт.</text:p>
      <text:p text:style-name="P58"><text:span text:style-name="T1">–</text:span> До утра <text:span text:style-name="T1">—</text:span> ничего. Потом вам нужно лечь рядом и я вызову заклинание двойного сна.</text:p>
      <text:p text:style-name="P58"><text:span text:style-name="T1">–</text:span> Отлично, тогда я ещё успею привести себя в порядок. На все сто нужно выглядеть даже во сне. Тем более, в чужом.</text:p>
      <text:p text:style-name="P58">Рэрити вышла на улицу. Я поднялся с места.</text:p>
      <text:p text:style-name="P58"><text:span text:style-name="T1">–</text:span> Я тоже, пожалуй, пройдусь.</text:p>
      <text:p text:style-name="P58"><text:span text:style-name="T1">–</text:span> Далеко не уходи, Макс. Понивилль не такой уж и маленький, новичок в нём запросто может заблудиться.</text:p>
      <text:p text:style-name="P58"><text:span text:style-name="T1">–</text:span> Не волнуйся, Твайлайт. Пройдусь до железной дороги и обратно.</text:p>
      <text:p text:style-name="P5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58">Дойдя до железной дороги, я пошёл вдоль неё, постепеннно выходя за пределы городка.</text:p>
      <text:p text:style-name="P58">Чувствительный толчок чуть выше пояса заставил меня сделать два шага вперёд, чтобы не упасть.</text:p>
      <text:p text:style-name="P58">Я обернулся.</text:p>
      <text:p text:style-name="P58">Сзади стояла Рэйнбоу Дэш с растрёпанной от толчка чёлкой.</text:p>
      <text:p text:style-name="P5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8"><text:span text:style-name="T1">–</text:span> Рэйнбоу, успокойся. О чём ты?</text:p>
      <text:p text:style-name="P58">Она глядела сквозь чёлку куда-то мимо меня, отворачивая взгляд. Заднее копыто легонько притоптывало.</text:p>
      <text:p text:style-name="P58"><text:span text:style-name="T1">–</text:span> Ты знаешь, о чём. Должен знать, <text:span text:style-name="T1">–</text:span> отрезала она, ничего не объясняя.</text:p>
      <text:p text:style-name="P58"><text:span text:style-name="T1">–</text:span> Я не понимаю. Честно. Что ты чувствуешь?</text:p>
      <text:p text:style-name="P5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8"/>
      <text:p text:style-name="P71"/>
      <text:h text:style-name="P128" text:outline-level="2">Первый сеанс двойного сна. Рэрити</text:h>
      <text:p text:style-name="P58"/>
      <text:p text:style-name="P58"><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8"><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8"/>
      <text:p text:style-name="P58">Когда я вернулся в библиотеку, Твайлайт и Спайк уже соорудили нечто вроде мягкого уголка на втором этаже.</text:p>
      <text:p text:style-name="P58"><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8"><text:span text:style-name="T8">–</text:span> Может, и поместимся. Но, вообще, я во сне верчусь.</text:p>
      <text:p text:style-name="P58"><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8"><text:span text:style-name="T8">–</text:span> Рэ-ри-тиии! - прошептал в восхищении Спайк.</text:p>
      <text:p text:style-name="P58">И было отчего.</text:p>
      <text:p text:style-name="P58">Что-то неуловимо изменилось в той единорожке, которую я видел ещё утром.</text:p>
      <text:p text:style-name="P5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8"><text:span text:style-name="T8">–</text:span> Рэрити, ты выглядишь… Замечательно выглядишь! <text:span text:style-name="T8">–</text:span> растерянно пролепетала Твайлайт.</text:p>
      <text:p text:style-name="P58"><text:span text:style-name="T8">–</text:span> Дааааааа… Замечательно! <text:span text:style-name="T8">–</text:span> наконец-то смог закрыть рот <text:span text:style-name="T1">и втянуть слюни </text:span>Спайк.</text:p>
      <text:p text:style-name="P58"><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8"><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8"/>
      <text:p text:style-name="P58"><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8">Двух небольших понячьих матраса, сложенных вместе, мне вполне хватило, чтобы растянуться в полный рост и раскинуть руки крестом.</text:p>
      <text:p text:style-name="P5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8"><text:span text:style-name="T8">–</text:span> Я не слишком давлю? - прошептала мне на ухо единорожка.</text:p>
      <text:p text:style-name="P58">Её ресницы щекотали мне щёку и это было чертовски приятно. Ответить я не успел.</text:p>
      <text:p text:style-name="P58"><text:span text:style-name="T8">–</text:span> Готовы? <text:span text:style-name="T8">–</text:span> Спросила Твайлайт.</text:p>
      <text:p text:style-name="P58"><text:span text:style-name="T8">–</text:span> Я готова. <text:span text:style-name="T8">–</text:span> <text:span text:style-name="T1">о</text:span>тозвалась Рэрити.</text:p>
      <text:p text:style-name="P58"><text:span text:style-name="T8">–</text:span> Готов. <text:span text:style-name="T8">–</text:span> <text:span text:style-name="T1">с</text:span>казал я.</text:p>
      <text:p text:style-name="P5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8"/>
      <text:h text:style-name="P128" text:outline-level="2">Сон Макса</text:h>
      <text:p text:style-name="P93"/>
      <text:p text:style-name="P58"><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8"><text:span text:style-name="T26">–</text:span><text:span text:style-name="T21"> Готова, </text:span><text:span text:style-name="T26">–</text:span><text:span text:style-name="T21"> процедила она.</text:span><text:span text:style-name="T8">&gt;</text:span></text:p>
      <text:p text:style-name="P59">***</text:p>
      <text:p text:style-name="P58"><text:span text:style-name="T8">–</text:span> Вставай, Макс! <text:span text:style-name="T8">–</text:span> Маленькое копыто надавливало мне на грудь, делая энергичные круговые движения.</text:p>
      <text:p text:style-name="P58"><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8"><text:span text:style-name="T8">–</text:span> Мне не понравился цвет твоей мордочки. Ты стал слишком бледный. Я решила прервать твой сон. Как ты себя ...</text:p>
      <text:p text:style-name="P58"><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58"><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8"><text:span text:style-name="T8">–</text:span> Я в порядке. Что-то удалось узнать? <text:span text:style-name="T8">–</text:span> обратился я к Рэрити.</text:p>
      <text:p text:style-name="P58"><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8"><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8"><text:span text:style-name="T8">– </text:span>Да, Макс?</text:p>
      <text:p text:style-name="P58"><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8">Твайлайт растерялась.</text:p>
      <text:p text:style-name="P58"><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8"><text:span text:style-name="T8">–</text:span> Я помогу-у-у-у! <text:span text:style-name="T8">–</text:span> <text:span text:style-name="T1">з</text:span>апрыгала на месте Пинки.</text:p>
      <text:p text:style-name="P58"><text:span text:style-name="T8">–</text:span> Я помогу! <text:span text:style-name="T8">–</text:span> <text:span text:style-name="T1">н</text:span>еожиданно вызвалась Рэйнбоу Дэш, до этого безучастно наблюдавшая за нами.</text:p>
      <text:p text:style-name="P58"/>
      <text:p text:style-name="P66"/>
      <text:p text:style-name="P58"/>
      <text:p text:style-name="P58"><text:span text:style-name="T8">–</text:span> Я первая предложила! <text:span text:style-name="T8">–</text:span> возмутилась Пинки.</text:p>
      <text:p text:style-name="P58"><text:span text:style-name="T8">–</text:span> Предложила не ты, а Твайлайт. <text:span text:style-name="T8">–</text:span> <text:span text:style-name="T1">п</text:span>арировала Рэйнбоу Дэш.</text:p>
      <text:p text:style-name="P58"><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8"><text:span text:style-name="T8">–</text:span> Лады. <text:span text:style-name="T8">–</text:span> проворчала пегаска. <text:span text:style-name="T8">–</text:span> Приходи завтра на девять к библиотеке. Нет, лучше на десять.</text:p>
      <text:p text:style-name="P58"><text:span text:style-name="T8">–</text:span> Хорошо, Рэйнбоу Дэш. Договорились.</text:p>
      <text:p text:style-name="P58"><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8">Голубая пегаска фыркнула и скрылась в дневном небе.</text:p>
      <text:p text:style-name="P58"/>
      <text:h text:style-name="P128" text:outline-level="2">День с Пинки</text:h>
      <text:p text:style-name="P58"/>
      <text:p text:style-name="P5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8"><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8"><text:span text:style-name="T8">–</text:span> Ффух! Дай отдышаться.</text:p>
      <text:p text:style-name="P58"><text:span text:style-name="T8">–</text:span> Устал? <text:span text:style-name="T8">–</text:span> <text:span text:style-name="T1">у</text:span>частливо спросила Пинки.</text:p>
      <text:p text:style-name="P58"><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8"><text:span text:style-name="T8">–</text:span> Да? Тогда пойдём перекусим.</text:p>
      <text:p text:style-name="P58">Манерный пони-оффициант выслушал наши пожелания и удалился.</text:p>
      <text:p text:style-name="P58"><text:soft-page-break/><text:span text:style-name="T8">–</text:span> А какой у тебя был образ жизни?</text:p>
      <text:p text:style-name="P58"><text:span text:style-name="T8">–</text:span> В основном, <text:span text:style-name="T1">э</text:span>сидячий.</text:p>
      <text:p text:style-name="P58"><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8"><text:span text:style-name="T8">–</text:span> А у нас сидячая работа в порядке вещей.</text:p>
      <text:p text:style-name="P58"><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8"/>
      <text:p text:style-name="P58"><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8"/>
      <text:h text:style-name="P128" text:outline-level="2">День с Рэйнбоу Дэш</text:h>
      <text:p text:style-name="P58"/>
      <text:p text:style-name="P58">Я подошёл к библиотеке без десяти десять. Вокруг никого не было и я решил зайти в библиотеку поздороваться с Твайлайт.</text:p>
      <text:p text:style-name="P58"><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8"><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8"><text:span text:style-name="T8">–</text:span> Пошли, Рэйнбоу Дэш. А куда?</text:p>
      <text:p text:style-name="P58"><text:span text:style-name="T8">–</text:span> Слушай, зови меня Дэш. А то и мне придётся звать тебя полным именем, а я этого не выношу.</text:p>
      <text:p text:style-name="P58"><text:span text:style-name="T8">–</text:span> Договорились, Дэш. Так куда мы идём?</text:p>
      <text:p text:style-name="P58"><text:span text:style-name="T8">–</text:span> К <text:span text:style-name="T8">&lt;</text:span><text:span text:style-name="T21">водопаду</text:span><text:span text:style-name="T8">&gt;</text:span>. Там здоровски красивое место.</text:p>
      <text:p text:style-name="P58"><text:span text:style-name="T8">–</text:span> А я думал, ты хочешь показать мне Понивилль.</text:p>
      <text:p text:style-name="P58"><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8">Дэш повела меня из Понивилля вдоль железной дорог<text:span text:style-name="T1">и</text:span>.</text:p>
      <text:p text:style-name="P5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8"><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8"><text:span text:style-name="T8">–</text:span> Дежа вю? Ты об этом?</text:p>
      <text:p text:style-name="P58"><text:span text:style-name="T8">– </text:span>Что? Какое ещё дежавю?</text:p>
      <text:p text:style-name="P58"><text:soft-page-break/><text:span text:style-name="T8">–</text:span> Ложные воспоминания. Ты помнишь о чём-то, чего на самом деле никогда не было.</text:p>
      <text:p text:style-name="P58"><text:span text:style-name="T8">–</text:span> Хм. Может, и дежавю… Может… А если всё же было? Но ты не помнишь когда и как?</text:p>
      <text:p text:style-name="P58"><text:span text:style-name="T8">–</text:span> Дэш, не говори загадками. Если хочешь услышать внятный ответ, задавай внятный вопрос.</text:p>
      <text:p text:style-name="P58"><text:span text:style-name="T8">–</text:span> Не готова я… задать внятный вопрос. <text:span text:style-name="T8">–</text:span> <text:span text:style-name="T1">п</text:span>робормотала пегаска. <text:span text:style-name="T8">–</text:span> Нам туда.</text:p>
      <text:p text:style-name="P58">Дэш указала на тропку, уводящую от путей в молодой берёзово-кленовый лесок.</text:p>
      <text:p text:style-name="P58"><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8"><text:span text:style-name="T8">–</text:span> Из меня бегун тот ещё. <text:s/>Я проплыть могу больше, чем пробежать.</text:p>
      <text:p text:style-name="P58"><text:span text:style-name="T8">–</text:span> Давай попробуем. Летать-то ты всё равно не сможешь.</text:p>
      <text:p text:style-name="P58">И мы побежали. Точнее, Дэш потрусила бойкой рысью, а я старался не отставать от неё, тяжёло шаркая мокасинами.</text:p>
      <text:p text:style-name="P58">Постепенно дышать становилось всё труднее, а ноги были всё тяжелее.</text:p>
      <text:p text:style-name="P58"><text:span text:style-name="T8">–</text:span> Всё, Дэш. Я больше не могу.</text:p>
      <text:p text:style-name="P58"><text:span text:style-name="T8">–</text:span> Ты шутишь? Мы и полмили не пробежали.</text:p>
      <text:p text:style-name="P58"><text:span text:style-name="T8">–</text:span> Понимаешь, бег <text:span text:style-name="T1">—</text:span> не моя сильная сторона. Никогда не умел долго бегать.</text:p>
      <text:p text:style-name="P58"><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8"><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58"><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8"><text:span text:style-name="T8">–</text:span> Мы можем вернуться. А это место ты покажешь мне в другой раз. Выберемся туда в двухдневный поход.</text:p>
      <text:p text:style-name="P58"><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8"><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8"><text:span text:style-name="T8">–</text:span> Сможешь меня удержать?</text:p>
      <text:p text:style-name="P58"><text:span text:style-name="T8">–</text:span> Ты про руки, что ли? Смогу. А зачем?</text:p>
      <text:p text:style-name="P58"><text:span text:style-name="T8">–</text:span> Тогда держи меня. За задние ноги.</text:p>
      <text:p text:style-name="P58">И Дэш поднялась в воздух, зависнув на высоте примерно двух метров.</text:p>
      <text:p text:style-name="P5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8"><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8"><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8"><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8">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5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8">Мы неслись так минут пять и у меня уже начали деревенеть кисти рук.</text:p>
      <text:p text:style-name="P58"><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8"><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58"><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8"><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8">Вода оказалась прохладной, как на пляже в финской Суоменлинне в августе. И такой же прозрачной.</text:p>
      <text:p text:style-name="P5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5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8">Дэш, отчаяно молотя мокрыми крыльями, тащила меня к берегу. Брызги летели во все стороны. Воротник в её зубах потрескивал, но держался.</text:p>
      <text:p text:style-name="P58"><text:span text:style-name="T8">–</text:span> Ф-р-р-р. Тьфу! Бр-р-р.</text:p>
      <text:p text:style-name="P58">Дэш выплюнула меня на берег и сама упала рядом.</text:p>
      <text:p text:style-name="P58"><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8"><text:span text:style-name="T8">–</text:span> С чего ты взяла? Я умею.</text:p>
      <text:p text:style-name="P58"><text:span text:style-name="T8">–</text:span> Ты ушёл под воду! И не выныривал! <text:span text:style-name="T8">–</text:span> <text:span text:style-name="T1">о</text:span>т возмущения пегаска даже забыла дышать.</text:p>
      <text:p text:style-name="P58"><text:span text:style-name="T8">–</text:span> Я не выныривал, потому что решил поплавать под водой. Я, вообще, это дело люблю.</text:p>
      <text:p text:style-name="P58"><text:span text:style-name="T8">–</text:span> Что??! И ты не предупредил меня?!! Знаешь, как я испугалась?!! Ни одна пони без магии столько под водой не продержится!!</text:p>
      <text:p text:style-name="P58"><text:span text:style-name="T8">–</text:span> Ну, знаешь ли, ты же не предупредила, что меня ждёт купание в озере? Поэтому я не успел предупредить тебя.</text:p>
      <text:p text:style-name="P5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8"><text:span text:style-name="T8">–</text:span> Да. Это я виновата. Я дура. Извини, <text:span text:style-name="T8">–</text:span> тихо пробормотала Дэш. Было видно, с каким трудом даются ей эти слова.</text:p>
      <text:p text:style-name="P58">Мне стало смешно. Я уселся рядом, притянул её шею к себе и взъерошил ей мокрую чёлку.</text:p>
      <text:p text:style-name="P58"><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8"><text:span text:style-name="T8">&lt;</text:span><text:span text:style-name="T21">В Кантерлоте Макс присутствует на церемонии прощания с Кимеринном</text:span><text:span text:style-name="T8">&gt;</text:span></text:p>
      <text:p text:style-name="P58">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8">Что я и сделал.</text:p>
      <text:p text:style-name="P5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8"><text:span text:style-name="T8">–</text:span> Ух ты! <text:span text:style-name="T8">–</text:span> <text:span text:style-name="T1">о</text:span>т открывшегося вида захватило дух.</text:p>
      <text:p text:style-name="P5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8"><text:span text:style-name="T8">–</text:span> Как тут…</text:p>
      <text:p text:style-name="P58"><text:span text:style-name="T8">–</text:span> Красиво, правда? <text:span text:style-name="T8">–</text:span> Дэш отследила мой взгляд и кивнула.</text:p>
      <text:p text:style-name="P58"><text:span text:style-name="T8">–</text:span> Красиво <text:span text:style-name="T1">—</text:span> это не то <text:span text:style-name="T1">чувство</text:span>. Тут чудесно! Просто слов нет…</text:p>
      <text:p text:style-name="P58"><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8"><text:span text:style-name="T8">–</text:span> А сейчас? Сейчас у тебя есть такое чувство?</text:p>
      <text:p text:style-name="P58"><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8">Я покачал головой.</text:p>
      <text:p text:style-name="P58"><text:span text:style-name="T8">–</text:span> Это исключено, Дэш. Я никак не мог повстречаться с тобой в своём мире.</text:p>
      <text:p text:style-name="P58"><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8">Мне и вправду было холодно. Хотя ясно светило солнце, мокрая одежда и ветер, задувающий под крыло пегаски, не давали согреться.</text:p>
      <text:p text:style-name="P58"><text:span text:style-name="T8">–</text:span> Тебе надо просушить шерсть. Снимай-ка одежду! <text:span text:style-name="T8">–</text:span> <text:span text:style-name="T1">с</text:span>командовала Дэш.</text:p>
      <text:p text:style-name="P58"><text:span text:style-name="T8">–</text:span> У меня нет шерсти. Хотя ты права, одежду нужно просушить.</text:p>
      <text:p text:style-name="P5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8"><text:span text:style-name="T8">–</text:span> Куда это ты спрятался? <text:span text:style-name="T8">–</text:span> <text:span text:style-name="T1">з</text:span>аросли вербы раздвинулись, пропуская пегаску.</text:p>
      <text:p text:style-name="P58"><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8">Дэш удивлённо наблюдала за этой суматохой.</text:p>
      <text:p text:style-name="P58"><text:span text:style-name="T8">–</text:span> Ты чего? <text:span text:style-name="T8">–</text:span> <text:span text:style-name="T1">в</text:span> конце-концов озадаченно спросила она. <text:span text:style-name="T8">–</text:span> Что-то не так?</text:p>
      <text:p text:style-name="P58"><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58"><text:span text:style-name="T8">–</text:span> А с кем не так? Со мной? С тобой? Или вообще? <text:span text:style-name="T8">–</text:span> <text:span text:style-name="T1">д</text:span>опытывалась пегаска.</text:p>
      <text:p text:style-name="P58"><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8"><text:span text:style-name="T8">–</text:span> Ну и?</text:p>
      <text:p text:style-name="P58"><text:soft-page-break/><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8"><text:span text:style-name="T8">–</text:span> А какой смысл в этом правиле? Какую цель оно преследует?</text:p>
      <text:p text:style-name="P58"><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8"><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8"><text:span text:style-name="T8">–</text:span> Вот видишь, ты меня правильно поняла. Описанные тобой табу у нас, кстати, тоже есть.</text:p>
      <text:p text:style-name="P58"><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8">С этими словами она просунула шею мне за спину и дёрнула зубами за узел из рукавов куртки. Узел ослаб.</text:p>
      <text:p text:style-name="P58"><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8">От рывка я сел на песок, выпустив куртку. Дэш закинула её повыше на куст и повернулась ко мне.</text:p>
      <text:p text:style-name="P58"/>
      <text:p text:style-name="P58"><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8">Я не ответил.</text:p>
      <text:p text:style-name="P58">Пегаска подошла поближе и села, прижавшись тёплым боком ко мне.</text:p>
      <text:p text:style-name="P58"><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8">Пегаска участливо попыталась просунуть нос мне под руку, пытаясь оторвать моё лицо от колен.</text:p>
      <text:p text:style-name="P58"><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8">Я в ответ облапил её и уткнулся носом ей в шею, заодно вытерев об неё слёзы смеха.</text:p>
      <text:p text:style-name="P58"><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8">Вдоволь отсмеявшись, Дэш ткнула меня носом в грудь и спросила:</text:p>
      <text:p text:style-name="P58"><text:span text:style-name="T8">–</text:span> И?</text:p>
      <text:p text:style-name="P58"><text:span text:style-name="T8">–</text:span> Что “и”?</text:p>
      <text:p text:style-name="P58"><text:span text:style-name="T8">–</text:span> Ты сказал: “ А под конец сорвать штаны и…” <text:span text:style-name="T8">–</text:span> вот я и хочу знать, что “и”?</text:p>
      <text:p text:style-name="P58">Я смутился.</text:p>
      <text:p text:style-name="P58"><text:span text:style-name="T8">–</text:span> Да ничего… Не бери в голову.</text:p>
      <text:p text:style-name="P58"><text:span text:style-name="T8">–</text:span> А я хочу брать! Какой ты всё-таки… <text:span text:style-name="T8">–</text:span> Дэш встала, потянувшись сначала передней половиной, потом задней.</text:p>
      <text:p text:style-name="P58"><text:soft-page-break/><text:span text:style-name="T8">–</text:span> Какой?</text:p>
      <text:p text:style-name="P58"><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8"><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8">Я глядел на пегаску и не мог поверить, что она мне предлагает…</text:p>
      <text:p text:style-name="P58"><text:span text:style-name="T8">–</text:span> Дэш, ты..?</text:p>
      <text:p text:style-name="P58"><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8">Я просто смотрел на неё и молчал. В голове было пусто.</text:p>
      <text:p text:style-name="P5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8">К чёрту всё!</text:p>
      <text:p text:style-name="P58"><text:span text:style-name="T8">–</text:span> Дэш!</text:p>
      <text:p text:style-name="P58"><text:span text:style-name="T8">–</text:span> Да? <text:span text:style-name="T8">–</text:span> как-то тихо и печально отозвалась пегаска, снова наклонившись ко мне.</text:p>
      <text:p text:style-name="P58">Я привстал на локте, притянул её голову к себе и поцеловал.</text:p>
      <text:p text:style-name="P58">Медленно, как в замедленной съёмке, сгибая ноги, Дэш опустилась на меня, издав протяжный вздох и расслабив крылья.</text:p>
      <text:p text:style-name="P58"><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8"><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8"><text:span text:style-name="T8">–</text:span> Ничего себе!</text:p>
      <text:p text:style-name="P58"><text:span text:style-name="T8">–</text:span> А ты как думал, откуда взялись пони-пегасы и пони-единороги?</text:p>
      <text:p text:style-name="P58"><text:span text:style-name="T8">–</text:span> Я думал, они всегда были.</text:p>
      <text:p text:style-name="P58"><text:span text:style-name="T8">–</text:span> Не всегда. Пегасы произошли от земных пони и грифонов. Пони-единороги <text:span text:style-name="T8">–</text:span> от земных пони и диких единорогов.</text:p>
      <text:p text:style-name="P58"><text:span text:style-name="T8">–</text:span> А что это за дикие единороги?</text:p>
      <text:p text:style-name="P58"><text:span text:style-name="T8">–</text:span> Сейчас они почти не встречаются. У них хвосты как у льва <text:span text:style-name="T1">—</text:span> с кисточкой на конце. И раздвоенные копыта.</text:p>
      <text:p text:style-name="P58"><text:span text:style-name="T8">–</text:span> А аликорны от кого произошли? От пегасов и единорогов?</text:p>
      <text:p text:style-name="P58"><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8"><text:span text:style-name="T8">–</text:span> Что ж, спасибо, что просветила. Однако…</text:p>
      <text:p text:style-name="P58"><text:span text:style-name="T8">–</text:span> Что?</text:p>
      <text:p text:style-name="P58"><text:span text:style-name="T8">–</text:span> Ты лежишь на мне.</text:p>
      <text:p text:style-name="P58"><text:span text:style-name="T8">–</text:span> Ну да, лежу, <text:span text:style-name="T8">–</text:span> Дэш ехидно улыбнулась и заёрзала животом. <text:span text:style-name="T8">–</text:span> А что?</text:p>
      <text:p text:style-name="P58"><text:span text:style-name="T8">–</text:span> А то, что в таком положении я до тебя не достану! У тебя слишком высоко расположена... ммм… анатомия.</text:p>
      <text:p text:style-name="P58"><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8"><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8"><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8">Пегаска замерла и прикоснулась своим носом к моему.</text:p>
      <text:p text:style-name="P58"><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8">Я начал почёсывать её шею у основания гривы. Её грива щекотала мне грудь и я перебросил её на другую сторону.</text:p>
      <text:p text:style-name="P58"><text:span text:style-name="T8">–</text:span> Не страшно. Но чертовски необычно.</text:p>
      <text:p text:style-name="P5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8"><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8"><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8"><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8"><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8"><text:span text:style-name="T8">–</text:span> Дэш, <text:span text:style-name="T8">–</text:span> рассмеялся я, <text:span text:style-name="T8">–</text:span> отпусти ухо!</text:p>
      <text:p text:style-name="P58"><text:span text:style-name="T8">–</text:span> Отпускаю, <text:span text:style-name="T8">–</text:span> шепнула пегаска мне в ухо. <text:span text:style-name="T8">–</text:span> А ты вытаскивай из меня палец и займись делом.</text:p>
      <text:p text:style-name="P58">С этими словами пегаска встала.</text:p>
      <text:p text:style-name="P59">***</text:p>
      <text:p text:style-name="P58">Последние полчаса мы просто лежали на пляже и нежились под вечерним солнцем, когда Дэш вскочила на ноги.</text:p>
      <text:p text:style-name="P58"><text:span text:style-name="T8">–</text:span> Мы опаздываем! Рэрити назначила на восемь часов вечера у Твайлайт!</text:p>
      <text:p text:style-name="P58"><text:span text:style-name="T8">&lt;</text:span><text:span text:style-name="T21">Р/Д отправляется в сон до Рэрити и там вспоминает Леро/Листа.</text:span><text:span text:style-name="T8">&gt;</text:span></text:p>
      <text:p text:style-name="P58">Пока я одевался, пегаска в нетерпении рыла копытом землю.</text:p>
      <text:p text:style-name="P58"><text:span text:style-name="T8">–</text:span> Оделся? Хватайся! <text:span text:style-name="T8">–</text:span> Дэш подпрыгнула и зависла у меня над головой, давая схватиться за ноги.</text:p>
      <text:p text:style-name="P58">И мы понеслись…</text:p>
      <text:p text:style-name="P58"/>
      <text:p text:style-name="P93"/>
      <text:p text:style-name="P93"/>
      <text:p text:style-name="P93"/>
      <text:p text:style-name="P93"/>
      <text:p text:style-name="P58"><text:soft-page-break/><text:span text:style-name="T8">&lt;</text:span><text:span text:style-name="T21">Подходя к замку Принцесс, Дэш рассказывает Максу обо сне, который она утаила - с Леро.</text:span><text:span text:style-name="T8">&gt;</text:span> </text:p>
      <text:p text:style-name="P58"><text:span text:style-name="T8">&lt;</text:span><text:span text:style-name="T21">Кто следующий готов рассказывать?</text:span></text:p>
      <text:p text:style-name="P65">Пинки дёрнулась на месте, но промолчала.</text:p>
      <text:p text:style-name="P58"><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8"><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5">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8"><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2"/>
      <text:p text:style-name="P58"><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8"><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8"/>
      <text:h text:style-name="P128" text:outline-level="2"/>
      <text:p text:style-name="P59">***</text:p>
      <text:p text:style-name="P58"><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8"><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8"><text:span text:style-name="T8">–</text:span> Что такое “рекурсивный сон”?</text:p>
      <text:p text:style-name="P58"><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8"/>
      <text:h text:style-name="P128" text:outline-level="2">Исчезновение Селестии</text:h>
      <text:p text:style-name="P65">Для помощи в открытии коридора в мир Макса, находят в горах Дискорда и упрашивают его помочь.</text:p>
      <text:p text:style-name="P58"><text:span text:style-name="T8">–</text:span> И в твоём мире нет пони-пегасов и пони-единорогов? Есть только земнопони? <text:span text:style-name="T8">–</text:span> допытывалась РД.</text:p>
      <text:p text:style-name="P58"><text:span text:style-name="T8">–</text:span> По большому счёту, земнопони тоже нет. Наши пони и лошади неразумны. И в них нет ни капли магии…</text:p>
      <text:p text:style-name="P58">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8"><text:soft-page-break/><text:span text:style-name="T8">–</text:span> Ну хорошо, а кто вами правит? Аликорн? Драконикус? Какой-нибудь человек с рогом во лбу? Или у вас нет правителя?</text:p>
      <text:p text:style-name="P58"><text:span text:style-name="T8">–</text:span> Нет, почему? Правитель есть. Только он не постоянный. Его избирают. Раз в несколько лет.</text:p>
      <text:p text:style-name="P58"><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8">Сосредоточиться мешал шум. Сначала это была тихая дробь на грани слышимости, но постепенно она переросла в звонкое цоканье.</text:p>
      <text:p text:style-name="P58"><text:span text:style-name="T8">–</text:span> Хм. Узнаю походку Твайлайт. Что-то случилось. <text:span text:style-name="T8">–</text:span> заметила <text:span text:style-name="T1">пегаска</text:span>.</text:p>
      <text:p text:style-name="P58">И впрямь, на запыхавшейся единорожке лица не было.</text:p>
      <text:p text:style-name="P58"><text:span text:style-name="T8">–</text:span> Она исчезла!!! <text:span text:style-name="T8">–</text:span> Твайлайт не могла отдышаться.</text:p>
      <text:p text:style-name="P58"><text:span text:style-name="T8">–</text:span> Кто <text:span text:style-name="T1">—</text:span> она??? <text:span text:style-name="T8">–</text:span> <text:span text:style-name="T1">х</text:span>ором воскликнули мы и переглянулись.</text:p>
      <text:p text:style-name="P58"><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8"><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8"><text:span text:style-name="T8">–</text:span> Никаких поездов. Луна прислала за нами воздушную колесницу. Созывай подруг. Собираемся у меня в 18.00.</text:p>
      <text:p text:style-name="P58">Колесница приземлилась прямо на открытую площадку замка. Не мешкая ни секунды, стража проводила пассажиров в покои принцессы Луны.</text:p>
      <text:p text:style-name="P58"><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8"><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8"><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8">Я покачал головой.</text:p>
      <text:p text:style-name="P58"><text:span text:style-name="T8">–</text:span> Не могу ничем помочь. Я знаю не больше твоего.</text:p>
      <text:p text:style-name="P58">Луна как будто ожидала такой ответ.</text:p>
      <text:p text:style-name="P58"><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58"><text:span text:style-name="T8">–</text:span> Приложу все усилия, Ваше Высочество. Но мне понадобится провести некоторое время в библиотеке Кантерлота.</text:p>
      <text:p text:style-name="P58"><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8"/>
      <text:h text:style-name="P128" text:outline-level="2">Поиск решения</text:h>
      <text:p text:style-name="P93"/>
      <text:p text:style-name="P58"><text:span text:style-name="T8">–</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5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8">В этот момент в воздухе прозвучал хлопок, и у меня перед носом возник небольшой свиток, исписанный каллиграфическим почерком.</text:p>
      <text:p text:style-name="P58">Свиток плавно опустился мне в руки.</text:p>
      <text:p text:style-name="P5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9">***</text:p>
      <text:p text:style-name="P5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8"><text:span text:style-name="T1">–</text:span> У нас нет волшебников, <text:span text:style-name="T1">–</text:span> возразил я.</text:p>
      <text:p text:style-name="P5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8">Спорить со старым змеем было сложно, поэтому я переключил внимание на Твайлайт.</text:p>
      <text:p text:style-name="P5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8"><text:span text:style-name="T1">–</text:span> А как мы узнаем, когда будет нужное время? План ненадёжен. <text:span text:style-name="T1">–</text:span> <text:span text:style-name="T1">з</text:span>асомневалась Луна.</text:p>
      <text:p text:style-name="P5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2">&lt;<text:span text:style-name="T22">Луна приносит в жертву свою кровь, чтобы путешествие к замку прошло без потерь. Жертва не принимается — Дэш погибает</text:span>&gt;</text:p>
      <text:p text:style-name="P58"><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2"/>
      <text:p text:style-name="P58"><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oft-page-break/><text:span text:style-name="T21">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8"><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58"/>
      <text:h text:style-name="P128" text:outline-level="2">Поход к замку Принцес-2</text:h>
      <text:p text:style-name="P58"/>
      <text:p text:style-name="P5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8"><text:span text:style-name="T1">–</text:span> Это значит, что мы совсем близко от замка. От того остова замок должен быть виден, <text:span text:style-name="T1">–</text:span> прошептала Луна.</text:p>
      <text:p text:style-name="P58">На металлическом боку остова были отчётливо видны четыре вмятины <text:span text:style-name="T8">—</text:span> место торможения Кимеринна.</text:p>
      <text:p text:style-name="P5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8">Я внимательно осмотрел покорёженный остов. </text:p>
      <text:p text:style-name="P58">”...eing” <text:span text:style-name="T8">—</text:span> виднелось под листвой плюща.</text:p>
      <text:p text:style-name="P58">“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8">Кобылки о чём-то спорили, в то время как стражники пытались нащупать брод.</text:p>
      <text:p text:style-name="P5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8"><text:span text:style-name="T1">–</text:span> Кимеринн погиб от тентаклиан, <text:span text:style-name="T1">–</text:span> тихо заметила Луна. <text:span text:style-name="T1">–</text:span> Ждите меня здесь.</text:p>
      <text:p text:style-name="P5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text:soft-page-break/>Луны каждую секунду, сбивая её с курса и практически не давая лететь вперёд.</text:p>
      <text:p text:style-name="P58">Тяжело дыша, Луна вернулась.</text:p>
      <text:p text:style-name="P62"/>
      <text:p text:style-name="P58"><text:span text:style-name="T8">&lt;</text:span><text:span text:style-name="T21">высоко летать нельзя из-за молний</text:span><text:span text:style-name="T8">&gt;</text:span></text:p>
      <text:p text:style-name="P62"/>
      <text:p text:style-name="P5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8">Её голос заглушил протяжный стон металла.</text:p>
      <text:p text:style-name="P58">Остов самолёта выпрямился и, чуть приподнявшись над землёй, сразу же опустился.</text:p>
      <text:p text:style-name="P58"><text:span text:style-name="T1">–</text:span> Дискорд!!! - одновременно воскликнули Луна, Дэш, ЭйДжей, Флаттершай и я.</text:p>
      <text:p text:style-name="P58">И действительно, за штурвалом <text:s/>сидел драконикус и что-то шептал себе под нос. Остов снова приподнялся и опять опустился.</text:p>
      <text:p text:style-name="P58"><text:span text:style-name="T1">–</text:span> У меня бы ни в жизни это бы не получилось, не помогай мне он. <text:span text:style-name="T1">–</text:span> заявил Дискорд.</text:p>
      <text:p text:style-name="P58"><text:span text:style-name="T1">–</text:span> Кто <text:span text:style-name="T8">—</text:span> “он”, <text:span text:style-name="T1">–</text:span> спросила Луна.</text:p>
      <text:p text:style-name="P5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8"><text:span text:style-name="T1">–</text:span> Поворачиваем! Поворачиваем! <text:span text:style-name="T1">–</text:span> прохрипел Дискорд.</text:p>
      <text:p text:style-name="P58"><text:span text:style-name="T1">–</text:span> Как? <text:span text:style-name="T1">–</text:span> Твайлайт зажмурилась от напряжения.</text:p>
      <text:p text:style-name="P58"><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8">Кабина медленно накренилась. Деревья поплыли вправо. </text:p>
      <text:p text:style-name="P58"><text:span text:style-name="T1">–</text:span> Выравниваем!!!</text:p>
      <text:p text:style-name="P58">Кабина выровнялась. Сначала деревья, а потом водная гладь медленно проплывали внизу.</text:p>
      <text:p text:style-name="P58"><text:span text:style-name="T1">–</text:span> Вот так и держим. Эта железяка очень нам благодарна.</text:p>
      <text:p text:style-name="P58"><text:span text:style-name="T1">–</text:span> Скорее! Я долго не выдержу! Она слишком тяжёлая. <text:span text:style-name="T1">–</text:span> Твайлайт дрожала от напряжения.</text:p>
      <text:p text:style-name="P5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8"><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8">Поняв тщётность усилий, пегаска вернулась в самолёт. В закрытую ею дверь через секунду громыхнул тентаклиан.</text:p>
      <text:p text:style-name="P58"><text:span text:style-name="T1">–</text:span> Не сдаёмся! Этой мерзкой дряни не победить нас! <text:span text:style-name="T1">–</text:span> хрипел Дискорд.</text:p>
      <text:p text:style-name="P5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8"><text:span text:style-name="T1">–</text:span> Я больше не могу, <text:span text:style-name="T1">–</text:span> простонала Твайлайт и лишилась чувств.</text:p>
      <text:p text:style-name="P58">“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8">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8">Мне показался знакомым открывшийся корридор слева.</text:p>
      <text:p text:style-name="P5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8">Топот копыт основной группы затихал за поворотом основного корридора. РД коротко кивнула и, пропустив меня в проём, потрусила за мной.</text:p>
      <text:p text:style-name="P58">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8"><text:span text:style-name="T1">Дэш</text:span> вытянула шею и навострила уши, прислушивась к затихающему топоту. Потом высоко подпрыгнула и зависла в воздухе.</text:p>
      <text:p text:style-name="P58"><text:span text:style-name="T1">–</text:span> Хватайся за ноги. <text:span text:style-name="T1">–</text:span> <text:span text:style-name="T1">с</text:span>командовала она.</text:p>
      <text:p text:style-name="P5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8">После двух кувырков по камням гудела голова и саднило ушибленное плечо. </text:p>
      <text:p text:style-name="P58"><text:span text:style-name="T1">–</text:span> Дэш? Ты где? Дэш?</text:p>
      <text:p text:style-name="P58">До меня донеслось тяжёлое дыхание и звуки борьбы из бокового прохода метрах в пяти позади меня.</text:p>
      <text:p text:style-name="P58">Тентаклиан перетянул туловище Дэш в районе живота и медленно подтаскивал её вглубь проёма, <text:soft-page-break/>прямо в тёмный клубок извивающихся плетей, в центре которого горели жёлтые глаза-тарелки и торчал зубастый клюв.</text:p>
      <text:p text:style-name="P5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8">Наконец она процедила сквозь зубы:</text:p>
      <text:p text:style-name="P58"><text:span text:style-name="T1">–</text:span> Всё. Уходи! <text:span text:style-name="T1">–</text:span> и с силой толкнула меня в грудь копытом, одновременно вырываясь из объятий.</text:p>
      <text:p text:style-name="P58"><text:span text:style-name="T1">–</text:span> Дэш! <text:span text:style-name="T1">–</text:span> <text:span text:style-name="T1">с</text:span> пола я увидел, как в петле тентаклиана с хрустом ломается её крыло.</text:p>
      <text:p text:style-name="P58">Дэш застонала и у неё подкосились передние ноги.</text:p>
      <text:p text:style-name="P58"><text:span text:style-name="T1">–</text:span> Уйди! Не смотри на меня! <text:span text:style-name="T1">–</text:span> зло крикнула она мне.</text:p>
      <text:p text:style-name="P5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8">Очередной рывок сбил меня с ног.</text:p>
      <text:p text:style-name="P58">Я очнулся от спёртого дыхания.</text:p>
      <text:p text:style-name="P58">Дискорд, ругаясь сквозь зубы, волок меня под мышкой по коридору, по которому пять минут назад мы с Дэш догоняли группу.</text:p>
      <text:p text:style-name="P5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8">Я тупо смотрел на проносящиеся подо мной плиты. Мыслей не было никаких. Только воспоминания.</text:p>
      <text:p text:style-name="P5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8">Я закрыл глаза и беззвучно закричал. Как сквозь сон мне слышались голоса.</text:p>
      <text:p text:style-name="P58"><text:span text:style-name="T1">–</text:span> Все приготовились? Луна, ты готова?</text:p>
      <text:p text:style-name="P58"><text:span text:style-name="T1">–</text:span> Да.</text:p>
      <text:p text:style-name="P58"><text:span text:style-name="T1">–</text:span> Твайлайт?</text:p>
      <text:p text:style-name="P58"><text:span text:style-name="T1">–</text:span> Да!</text:p>
      <text:p text:style-name="P5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8"><text:span text:style-name="T1">–</text:span> Дэш? Что с ней?</text:p>
      <text:p text:style-name="P58"><text:span text:style-name="T1">–</text:span> Нет времени объяснять. Тентаклианы просыпаются. Начинаем!</text:p>
      <text:p text:style-name="P58"><text:span text:style-name="T1">–</text:span> Начинаем!</text:p>
      <text:p text:style-name="P58"><text:span text:style-name="T1">–</text:span> Начинаем!</text:p>
      <text:p text:style-name="P5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8">Поток заканчивался окном неправильной формы. Через окно по мере приближения стали видны огни <text:soft-page-break/>большого города.</text:p>
      <text:p text:style-name="P58">Эпплджек нырнула в проём первая. Флаттершай, прижав к себе ноги и прикрывшись крыльями, влетела вторая.</text:p>
      <text:p text:style-name="P5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8">Там были лишь темнота и радуга, тающая в последних отблесках исчезающего коридора.</text:p>
      <text:p text:style-name="P59">***</text:p>
      <text:p text:style-name="P58">Невесомость, удар, чувство веса.</text:p>
      <text:p text:style-name="P58">Я открыл глаза.</text:p>
      <text:p text:style-name="P5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8">Мне ЭТО всё приснилось? Но таких ярких и длинных снов не бывает. А ЛСД я перестал баловаться два года назад. Да и не похоже это на трип.</text:p>
      <text:p text:style-name="P58">Я поднял руку и обнаружил в ладони брошь в виде радужной молнии.</text:p>
      <text:p text:style-name="P58">Слабый звук заставил меня обернуться.</text:p>
      <text:p text:style-name="P5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8"/>
      <text:p text:style-name="P58"><text:span text:style-name="T8">&lt;</text:span><text:span text:style-name="T21">Поиски Селестии — сюжет:</text:span></text:p>
      <text:p text:style-name="P65">Базовое положение: Селестия физически находится на компе Влада в соседнем с максовым доме, в качестве этической подпрограммы к Нексусу.</text:p>
      <text:p text:style-name="P65">Кратко:</text:p>
      <text:p text:style-name="P6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5">Эпизод 1:</text:p>
      <text:p text:style-name="P6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5">…</text:p>
      <text:p text:style-name="P65">Итого:</text:p>
      <text:p text:style-name="P6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5">Эпизод 3.5 (необязательный): День из жизни Дискорда (впечатления от нового мира, интерес путешествия, нежелание возвращаться).</text:p>
      <text:p text:style-name="P65">Эпизод 4: Эй-Джей рассказывает Максу о Флаттершай, о её тревожном состоянии - сильнейшей депрессии. Флатти отказывается есть и разговаривать.</text:p>
      <text:p text:style-name="P58"><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8"/>
      <text:h text:style-name="P128" text:outline-level="2">Терра. Прибытие</text:h>
      <text:p text:style-name="P58"/>
      <text:p text:style-name="P5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8">Я присел в коридоре, закрыв глаза.</text:p>
      <text:p text:style-name="P5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8"><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9">***</text:p>
      <text:p text:style-name="P5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8">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8">– Постой, – я оторвался от печальных мыслей, – в чём удача-то, что ты оказался с нами?</text:p>
      <text:p text:style-name="P5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8">Дискорд отпил воды и попытался поставить стакан в воздух. Стакан немедленно упал и разбился.</text:p>
      <text:p text:style-name="P5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8">Стакан медленно собрался воедино и прыгнул обратно в руку Дискорду. – Хорошо, хоть внутренняя сила осталась. – пробурчал он.</text:p>
      <text:p text:style-name="P5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8">– А они? – Дискорд кивнул на девушек, сжавшихся в уголке дивана.</text:p>
      <text:p text:style-name="P58">Я пожал плечами. </text:p>
      <text:p text:style-name="P58">– Поживём — увидим. Я никому навязывать обязанности не собираюсь.</text:p>
      <text:p text:style-name="P58"/>
      <text:h text:style-name="P128" text:outline-level="2">Поиски</text:h>
      <text:p text:style-name="P58"/>
      <text:p text:style-name="P5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8"><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8">А сейчас разберёмся, что там с Нексусом?</text:p>
      <text:p text:style-name="P58">Административная консоль приветственно мигнула зелёным шрифтом.</text:p>
      <text:p text:style-name="P58"><text:span text:style-name="T8">&gt;</text:span>\Привет, Нексус. Это Макс.</text:p>
      <text:p text:style-name="P58"><text:span text:style-name="T8">&lt;\</text:span>Привет, Макс. Рад тебя видеть.</text:p>
      <text:p text:style-name="P63">Хм. Блок эмоций? Или просто модификация стандартного приветствия?</text:p>
      <text:p text:style-name="P58"><text:span text:style-name="T8">&gt;\</text:span>Нексус, отключи память событий за последнюю неделю.</text:p>
      <text:p text:style-name="P58"><text:span text:style-name="T8">&lt;\</text:span>Выполнено, Макс.</text:p>
      <text:p text:style-name="P58"><text:span text:style-name="T8">&gt;</text:span>\Задача по корпоративной логике. Выдай наиболее оптимальное решение.</text:p>
      <text:p text:style-name="P58"><text:span text:style-name="T8">&lt;\</text:span>Жду с нетерпением, Макс.</text:p>
      <text:p text:style-name="P58"><text:span text:style-name="T8">&gt;\</text:span>Постановка задачи.</text:p>
      <text:p text:style-name="P58"><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8"><text:span text:style-name="T8">&gt;\</text:span>Ограничения.</text:p>
      <text:p text:style-name="P58"><text:span text:style-name="T8">&gt;\</text:span>Ты не можешь подать в суд на компанию Б и ждать результатов, так как за время разбирательства компания А обанкротится.</text:p>
      <text:p text:style-name="P58"><text:span text:style-name="T8">&gt;\</text:span>Задание.</text:p>
      <text:p text:style-name="P58"><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8"><text:span text:style-name="T8">&lt;\</text:span>Задача принята...</text:p>
      <text:p text:style-name="P58"><text:span text:style-name="T8">&lt;\</text:span>...</text:p>
      <text:p text:style-name="P58"><text:span text:style-name="T8">&lt;\</text:span>...</text:p>
      <text:p text:style-name="P58"><text:span text:style-name="T8">&lt;\</text:span>Решение:</text:p>
      <text:p text:style-name="P58"><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8">О-па, уже час дня! Большинство коллег уже разошлись на обед по кафе и пищеблокам. Теперь мне никто не помешает. Надеюсь.</text:p>
      <text:p text:style-name="P5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8"><text:soft-page-break/>– Ну как, что там с Нексусом? <text:span text:style-name="T1">–</text:span> оторвался Алекс от своих бутербродов.</text:p>
      <text:p text:style-name="P5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8"><text:span text:style-name="T1">–</text:span> Да, с утра они устраивали регрессное тестирование бизнес-блока. Стасу что-то там не понравилось в ответах.</text:p>
      <text:p text:style-name="P5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8">Алекс, наконец, разобрался с пакетами, закрыл шкафчик и пошёл к выходу. Я, ч</text:p>
      <text:p text:style-name="P58">уть поотстав, прошёл за ним до холла.</text:p>
      <text:p text:style-name="P5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8">Я присел на диванчик рядом с плащём, сделал вид, что читаю смски, и тихо произнёс в воздух перед собой:</text:p>
      <text:p text:style-name="P5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8">Дискорд хрустнул газетой, подтверждая, что информация услышана. Я спрятал телефон, встал и направился к <text:s/>стойке охраны…</text:p>
      <text:p text:style-name="P58">… Через пару минут мы встретились в коридоре у стенда с достижениями корпорации.</text:p>
      <text:p text:style-name="P58">– Ты точно уверен, что Селестия где-то здесь?</text:p>
      <text:p text:style-name="P5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8">– Если уж на то пошло, никто не обещал, что она будет человеком. Она может оказаться, скажем, какой-нибудь собачкой. Хм... Женского пола.</text:p>
      <text:p text:style-name="P58">– Дискорд!</text:p>
      <text:p text:style-name="P58">– Ась? – Дискорд с отсутствующим выражением лица изучал вехи становления компании, от начала века и до наших дней.</text:p>
      <text:p text:style-name="P5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8">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58">– Пора. Перерыв закончился, все, в основном, уже сидят на своих местах.</text:p>
      <text:p text:style-name="P58">– Что ж, веди меня, мой фюрер! – Дискорд при этом выпрямился, нахмурился и комично кинул зигу.</text:p>
      <text:p text:style-name="P5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8">– Неа, не тут.</text:p>
      <text:p text:style-name="P58">Мы спустились на этаж ниже. Там повторилась та же история. И на следующем так же.</text:p>
      <text:p text:style-name="P58">В конце-концов, на пятом этаже Дискорд с шумом втянул в себя воздух, поднял вверх палец и заявил, повернувшись ко мне:</text:p>
      <text:p text:style-name="P58">– О!</text:p>
      <text:p text:style-name="P58">– Ты что-то чувствуешь?</text:p>
      <text:p text:style-name="P58">– Не что-то, а именно её! Ай! – Дискорд высвободил руку из закрывшихся створок дверей. – Селестию, то бишь! Сейчас мы её в два счёта разыщем!</text:p>
      <text:p text:style-name="P58">–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8">Мы уже заканчивали осмотр этажа, когда Дискорд внезапно остановился перед стеклянными дверями.</text:p>
      <text:p text:style-name="P58">– А что находится за этой дверью? Почему ты не открываешь её?</text:p>
      <text:p text:style-name="P58">– Там серверная. Моя карточка эту дверь не откроет, туда есть доступ только у нашей сисадминши. Но там и искать нечего, видишь — пусто, людей нет.</text:p>
      <text:p text:style-name="P58">Дискорд уставился в тёмный проём, в глубине которого мигали огоньки маршрутизаторов.</text:p>
      <text:p text:style-name="P58">Щека у него дёрнулась. Я проследил за его взглядом и обнаружил в углу серверную стойку, сбоку которой на крючке висела дамская сумочка.</text:p>
      <text:p text:style-name="P58">– Ты что-то чувствуешь?</text:p>
      <text:p text:style-name="P58">– Нет! – Дискорд отвёл взгляд и пошёл дальше.</text:p>
      <text:p text:style-name="P58">Остаток этажа не принёс в поиски ничего нового.</text:p>
      <text:p text:style-name="P59">***</text:p>
      <text:p text:style-name="P58">Наша компания поглощала ужин, приготовленный девушками, когда Дискорд хлопнул себя по лбу и крикнул:</text:p>
      <text:p text:style-name="P58">– Знаю!</text:p>
      <text:p text:style-name="P58">Эпплджек прекратила рассказывать о своих впечатлениях от интернета и все повернулись к Дискорду.</text:p>
      <text:p text:style-name="P58">Он продолжил.</text:p>
      <text:p text:style-name="P5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8"><text:soft-page-break/>– Да ну? – усомнилась Эпплджек. – С каких это пор?</text:p>
      <text:p text:style-name="P5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8">– Ой! – Флаттершай прикрыла рот рукой и с ужасом посмотрела на Эпплджек.</text:p>
      <text:p text:style-name="P5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8">Я понял, что Дискорд уже всё решил. Что ж, возможно, так будет лучше.</text:p>
      <text:p text:style-name="P58">– Ты собираешься уехать?</text:p>
      <text:p text:style-name="P58">–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8">– А как…</text:p>
      <text:p text:style-name="P58">– Не изволь беспокоиться, я и не в таких мирах бывал, – перебил меня Дискорд. –</text:p>
      <text:p text:style-name="P62"/>
      <text:p text:style-name="P58"><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2"/>
      <text:p text:style-name="P58"><text:s/>Пхе! Денег мне не надо — сам раздобуду. Главное — не уходите далеко от коридора. Ко времени перехода я вернусь. Или раньше.</text:p>
      <text:p text:style-name="P58"/>
      <text:h text:style-name="P128" text:outline-level="2">Безнадёжность</text:h>
      <text:p text:style-name="P62">&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8">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9">***</text:p>
      <text:p text:style-name="P5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8"><text:span text:style-name="T8">&lt;</text:span><text:span text:style-name="T21">подать фонарь под другим сосусом</text:span><text:span text:style-name="T8">&gt;</text:span> </text:p>
      <text:p text:style-name="P5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8">– Да, у меня тоже было такое чувство, что он хочет от нас избавиться. Но он же объяснил, почему. Или ты думаешь, что?..</text:p>
      <text:p text:style-name="P5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8">– Надо же! У меня были такие же мысли ещё в самом начале. Ты тоже считаешь, что он хочет вернуть себе статус правителя Эквестрии?</text:p>
      <text:p text:style-name="P58">Что считала Жанна, я услышать не успел. Внезапно её лицо исказила гримаса ужаса, она прижала ладони к лицу и крикнула:</text:p>
      <text:p text:style-name="P58">– Берегись!!!</text:p>
      <text:p text:style-name="P5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8">В голове звенело.</text:p>
      <text:p text:style-name="P5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8">– Он х-хотел тебя ут-топить. – Жанна схватила отломанную руку снеговика и закинула её в полынью.</text:p>
      <text:p text:style-name="P58">Я покачал головой. </text:p>
      <text:p text:style-name="P58"><text:soft-page-break/>–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8">Так вот, что я тебе скажу — это всё не так! Это не совпадения! Не бывает таких совпадений. Тебя кто-то или что-то хочет убить.</text:p>
      <text:p text:style-name="P58">– Жанна, но снеговик… Это смешно! Убить снеговиком — это самый нелепый способ убийства, о котором можно себе представить!</text:p>
      <text:p text:style-name="P58">И тут до меня дошло.</text:p>
      <text:p text:style-name="P58">Самый нелепый! Самый глупый и невообразимый! Всё сходится! Точно!</text:p>
      <text:p text:style-name="P5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8">Я осмотрел прибрежные кусты. В тусклом свете фонаря их силуэты казались изготовившимися к броску химерами.</text:p>
      <text:p text:style-name="P58">– Пойдём отсюда, Жанна. Тут опасно находиться.</text:p>
      <text:p text:style-name="P5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8">Когда я бросил последний взгляд на озеро, мне показалось, что из-подо льда нас провожали злые глазки снеговика.</text:p>
      <text:p text:style-name="P58"/>
      <text:h text:style-name="P128" text:outline-level="2">След?</text:h>
      <text:p text:style-name="P93"/>
      <text:p text:style-name="P58"><text:span text:style-name="T8">&lt;</text:span><text:span text:style-name="T21">сначала эпизод - проверка сумки в серверной</text:span><text:span text:style-name="T8">&gt;</text:span></text:p>
      <text:p text:style-name="P58"><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8">– Анджела, можно тебя на секундочку?</text:p>
      <text:p text:style-name="P58">– Да? – Она захлопнула книгу <text:span text:style-name="T8">&lt;</text:span><text:span text:style-name="T21">“Последний Единорог” Питера Бигла</text:span><text:span text:style-name="T8">&gt;</text:span> и повернулась ко мне.</text:p>
      <text:p text:style-name="P58">– Я тут проходил мимо серверной и заметил, что там висит сумка. Кто-то забыл, наверное. Надо бы <text:soft-page-break/>разослать на офис извещение о находке.</text:p>
      <text:p text:style-name="P5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8">–Так это твоя?</text:p>
      <text:p text:style-name="P58">– Если чёрная кожаная, с заклёпками — то моя. Хотя в серверной чужой быть и не должно.</text:p>
      <text:p text:style-name="P58">– Чёрная. С заклёпками. – Я всматривался в Анджелу, но рассмотреть в чёрненькой фигуристой девушке Селестию у меня плохо получалось.</text:p>
      <text:p text:style-name="P58">– Что ты на меня так смотришь? У меня там вымазано? – Анджела попыталась, изогнувшись, заглянуть себе за плечо.</text:p>
      <text:p text:style-name="P58">– Да нет, всё в порядке, не волнуйся. А тебе, часом, никогда не снилось, что у тебя есть копыта, рог и крылья?</text:p>
      <text:p text:style-name="P5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2"/>
      <text:p text:style-name="P58"><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2"/>
      <text:p text:style-name="P5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8">На том и остановились.</text:p>
      <text:p text:style-name="P58"/>
      <text:p text:style-name="P58"><text:span text:style-name="T8">&lt;</text:span><text:span text:style-name="T21">Расширить сцену в кафе. Ожидание, подьём и… падение ожиданий</text:span><text:span text:style-name="T8">&gt;</text:span></text:p>
      <text:p text:style-name="P58"/>
      <text:p text:style-name="P59">***</text:p>
      <text:p text:style-name="P58">На кухне за столиком сидели две девушки и сочиняли письмо.</text:p>
      <text:p text:style-name="P5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8">– Вот теперь другое дело! – Эпплджек выставила листок на свет, любуясь написанным.</text:p>
      <text:p text:style-name="P58">– А ты уверена, что так можно? – робко встряла Флаттершай. – “Дёшевый охламон” не похоже на вежливое приветствие.</text:p>
      <text:p text:style-name="P58">– Ещё как похоже! Я с Биг Маком так всегда здороваюсь, когда он, перебрав маленько сидра, заявляется под утро со следами помады на шее.</text:p>
      <text:p text:style-name="P58">– А-а-а. Ну ладно. А разве “мы б тебя век не видели, если б не принцесса”...</text:p>
      <text:p text:style-name="P58"><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8">Эпплджек выхватила листок и начала править текст.</text:p>
      <text:p text:style-name="P58">– Так… Так… И вот так! Теперь порядок! – Эпплджек вернула листок Флаттершай.</text:p>
      <text:p text:style-name="P5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8">–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8">– Угу. Лес в последнее время совсем чужой стал. Даже Энджел опасался в него выходить. Не говоря уже о Гарри.</text:p>
      <text:p text:style-name="P58">– Что-то мне это напоминает.</text:p>
      <text:p text:style-name="P58">– Что?</text:p>
      <text:p text:style-name="P5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8">– Агась, вырвался бы он, если бы не я. Дай-ка сюда письмо...</text:p>
      <text:p text:style-name="P58">– “...хорошо, что рядом была Эпплджек и спасла его...”. – Так годится?</text:p>
      <text:p text:style-name="P58">– Пожалуй, да.</text:p>
      <text:p text:style-name="P58">–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5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8">Флаттершай обернулась вслед Эпплджек и тайком дописала: ”Приезжай скорее, дорогой друг, мне так тоскливо без тебя. Твоя Флатти”.</text:p>
      <text:p text:style-name="P58">– Да-да, я мигом! – <text:span text:style-name="T1">д</text:span>евушка схватила листок бумаги и помчалась к ноутбуку.</text:p>
      <text:p text:style-name="P58"/>
      <text:h text:style-name="P128" text:outline-level="2">Озарение</text:h>
      <text:p text:style-name="P58"/>
      <text:p text:style-name="P58"><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oft-page-break/><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5231042306436697293"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20173966" text:continue-numbering="true" text:style-name="L5">
        <text:list-header>
          <text:p text:style-name="P139">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66286" text:continue-numbering="true" text:style-name="L5">
        <text:list-header>
          <text:p text:style-name="P139">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78101" text:continue-numbering="true" text:style-name="L5">
        <text:list-header>
          <text:p text:style-name="P139">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82"><text:span text:style-name="T8">– </text:span>Флатти, ЭйДжей, буду через час. Ждите!</text:p>
      <text:p text:style-name="P77"/>
      <text:h text:style-name="P129" text:outline-level="2">Почти.</text:h>
      <text:p text:style-name="P94"/>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29" text:outline-level="2">Дискорд</text:h>
      <text:p text:style-name="P93"/>
      <text:p text:style-name="P94">Девушки поспешно собирались, пока я растолковывал им задачу.</text:p>
      <text:p text:style-name="P9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8">– </text:span>Это тот твой приятель, который разбился с полгода назад? – спросила Эпплджек.</text:p>
      <text:p text:style-name="P94"><text:span text:style-name="T8">– </text:span>Да, это он.</text:p>
      <text:p text:style-name="P94"><text:span text:style-name="T8">– </text:span>А как мы попадём в его квартиру? Там сейчас кто-то живёт? – Флаттершай прыгала на одной ноге, натягивая кед.</text:p>
      <text:p text:style-name="P9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text:soft-page-break/>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8">– </text:span>Макс, что случилось? У нас проблемы?</text:p>
      <text:p text:style-name="P95"><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8">– </text:span>Так что, будем ломать дверь? – Эпплджек критически осмотрелась, подмечая бабулек на лавочке и зевак во внутреннем скверике.</text:p>
      <text:p text:style-name="P95"><text:span text:style-name="T8">– </text:span>Нет нужды. Лучше станьте-ка сзади меня так, чтобы заслонить от этих бабулек и от вооон той камеры наблюдения.</text:p>
      <text:list xml:id="list5666346656514074972"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6"><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oft-page-break/><text:span text:style-name="T1">Компьютер</text:span> стоял там же, где и обычно <text:span text:style-name="T1">— в личном кабинете Влада на столе у окна.</text:span></text:p>
      <text:p text:style-name="P116"><text:span text:style-name="T8">– </text:span>Макс, тут окно разбито! И верёвка какая-то висит. – крикнула Флаттершай из кухни.</text:p>
      <text:p text:style-name="P116"><text:span text:style-name="T8">– </text:span>Оставь, Флатти, не сейчас! – отмахнулся я.</text:p>
      <text:p text:style-name="P123">Лампочка питания на ноутбуке горела, <text:s/>но подключенный монитор оставался тёмным. Я постучал по пробелу, но безрезультатно.</text:p>
      <text:p text:style-name="P116"><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6"><text:span text:style-name="T8">– </text:span>Монитор выключен. – <text:s/>раздалось из угла. Кресло с высокой спинкой повернулось, открыв нашим взорам Дискорда. </text:p>
      <text:p text:style-name="P11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6">Он приподнял панамку, дурашливо здороваясь.</text:p>
      <text:p text:style-name="P116"><text:span text:style-name="T8">– </text:span>Оп-па! – пробормотала Эпплджек. – Нежданчик!</text:p>
      <text:p text:style-name="P116"><text:span text:style-name="T8">– </text:span>Ты, я вижу, времени не терял, – моя рука под прикрытием стола медленно тянулась к тяжёлой фарфоровой кружке, стоящей на краю.</text:p>
      <text:p text:style-name="P96"><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8">– </text:span>А почему ты вообще решил искать нас тут? – спросила Эпплджек. – Приехал бы домой. Мы б тебя чаем напоили.</text:p>
      <text:p text:style-name="P96"><text:span text:style-name="T8">– </text:span>Видишь ли, дорогая Эй-Джей, я с самого начала знал, где находится наша уважаемая принцесса, а времени в обрез, так что...</text:p>
      <text:p text:style-name="P104">В проёме дверей появилась Флаттершай.</text:p>
      <text:p text:style-name="P96"><text:span text:style-name="T8">– </text:span>С кем это вы тут разговариваете?</text:p>
      <text:list xml:id="list2224318829725870243"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4">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искорда появилось удивлённо-мечтательное выражение и он вырубился.</text:p>
      <text:p text:style-name="P116"/>
      <text:h text:style-name="P128" text:outline-level="2">Селестия</text:h>
      <text:p text:style-name="P116"/>
      <text:p text:style-name="P93">&lt;Селестия говорит Максу, что решилась на секс с ним из-за пророчества Стар Свирла (ебитесь сами). <text:soft-page-break/>Макс говорит ей, что она поняла пророчество слишком буквально&gt;</text:p>
      <text:p text:style-name="P116">Включенный монитор показал схематическое изображение Селестиии, </text:p>
      <text:p text:style-name="P117">&gt;\<text:span text:style-name="T1">Привет, Селестия. Это Макс. Как себя чувствуешь?</text:span></text:p>
      <text:p text:style-name="P117">&lt;\<text:span text:style-name="T1">Макс? МАКС??? МА-А-А-АКС!!! НАКОНЕЦ-ТО! КАК Я РАДА ТЕБЯ СЛЫШАТЬ! </text:span></text:p>
      <text:p text:style-name="P117">&gt;\<text:span text:style-name="T1">Я рад, что нашёл тебя, Тия.</text:span></text:p>
      <text:p text:style-name="P11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7">&gt;\<text:span text:style-name="T1">Тия, я сейчас подключу микрофон и колонки, и мы сможем общаться более удобно.</text:span></text:p>
      <text:p text:style-name="P116">…</text:p>
      <text:p text:style-name="P116">– Привет опять. Как ты меня слышишь?</text:p>
      <text:p text:style-name="P11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7">– <text:span text:style-name="T1">Могу себе представить. Как-то раз я провёл три часа камере сенсорной депривации. Мне не понравилось.</text:span></text:p>
      <text:p text:style-name="P116">– Эммм... Ваше Высочество, вы в порядке? Мы так рады, что наконец-то нашли Вас! – вклинилась в разговор Эпплджек.</text:p>
      <text:p text:style-name="P116">– Кто тут? Макс, кто ещё с тобой?</text:p>
      <text:p text:style-name="P117"><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7">– <text:span text:style-name="T1">Девочки? Я рада вас слышать. А Твайлайт нет рядом?</text:span></text:p>
      <text:p text:style-name="P11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6">При этих словах Дискорд замычал и задёргался. Эпплджек нахмурилась и проверила верёвки, привязывающие его к спинке стула.</text:p>
      <text:p text:style-name="P11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6">– Ноутбук — так называется место, где я нахожусь сейчас? А кто это мычит?</text:p>
      <text:p text:style-name="P11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6">– О, духи предков, но зачем??? Почему у него кляп во рту?</text:p>
      <text:p text:style-name="P116">– Мы связали его. Он нас предал. И тебя. И Эквестрию. Всех.</text:p>
      <text:p text:style-name="P116">При этих словах Эпплджек и Флаттершай непонимающе уставились на меня, а Дискорд протестующе замычал.</text:p>
      <text:p text:style-name="P116">Я начал рассказывать о своих догадках, и непонимающее выражение на лицах девушек сменилось удивлением.</text:p>
      <text:p text:style-name="P11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6">– А зачем тогда ты приложила его книгой? – непонимающе уставился я на неё.</text:p>
      <text:p text:style-name="P116">– Потому что ты напал на него. Я и подумала — тебе виднее. И подсобила.</text:p>
      <text:p text:style-name="P116">Флаттершай отрицающе мотнула головой.</text:p>
      <text:p text:style-name="P116"><text:soft-page-break/>– Не может Дискорд быть предателем. Он мой друг.</text:p>
      <text:p text:style-name="P116">Дискорд благодарственно замычал и закивал головой.</text:p>
      <text:p text:style-name="P11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6">Дискорд завёл глаза на лоб и обречённо завыл.</text:p>
      <text:p text:style-name="P116">– Макс, постой. Дай мне поговорить с ним. – сказала Селестия. – Не могу поверить, что Дискорд на такое пошёл.</text:p>
      <text:p text:style-name="P116">– Ну хорошо. Поговори. Послушаем, что он скажет.</text:p>
      <text:p text:style-name="P116">Я красноречиво покачал кулак перед его носом и вытащил кляп.</text:p>
      <text:p text:style-name="P116">...</text:p>
      <text:p text:style-name="P105">–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5">– Это я-то устраиваю цирк?!! ДА ТЫ НА СЕБЯ ПОСМОТРИ, КЛОУН!!! На людей кидаешься, чашками бросаешься, вон, мне нос разбил! Дерёшься...</text:p>
      <text:p text:style-name="P105">Я угрожающе поднёс тряпку к лицу Дискорда.</text:p>
      <text:p text:style-name="P105">– Ещё одно слово в таком тоне, и ты заткнёшься, а мы уйдём в Эквестрию без тебя!</text:p>
      <text:p text:style-name="P10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5">Дискорд демонстративно закрыл рот и посвистывая уставился в потолок.</text:p>
      <text:p text:style-name="P105">Разговор зашёл в тупик.</text:p>
      <text:p text:style-name="P108"/>
      <text:p text:style-name="P109">На мониторе высветился текст:</text:p>
      <text:p text:style-name="P10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9"/>
      <text:p text:style-name="P109">Из колонок послышался лёгкий шорох.</text:p>
      <text:p text:style-name="P105">– Дик, сейчас не время для ссор. – голос Селестии был мягким, но настойчивым. – Мы в одной лодке.</text:p>
      <text:p text:style-name="P105">– Тебе легко говорить! Тебе не разбивали нос и не оскорбляли угрозами!</text:p>
      <text:p text:style-name="P105">– Ты должен понимать, что у Макса были все основания так себя вести. Твоё поведение вызвало подозрения у него, ведь он мало тебя знает. </text:p>
      <text:p text:style-name="P105">К уговорам Селестии присоединилась Флаттершай.</text:p>
      <text:p text:style-name="P105">– Дискорд, миленький, прости его. Макс хороший. Он просто не знал, что ты тоже хороший...</text:p>
      <text:p text:style-name="P105">У Дискорда покраснели уши и он засмущался и заворчал.</text:p>
      <text:p text:style-name="P10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5">Я пропустил «дятла» мимо ушей.</text:p>
      <text:p text:style-name="P110">–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106">***</text:p>
      <text:p text:style-name="P10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5">Потому разбрасываться такой возможностью не стоит. Если уж тебе повезло оказаться в новом мире — исследуй его сполна!..</text:p>
      <text:p text:style-name="P106">***</text:p>
      <text:p text:style-name="P111">&lt;<text:span text:style-name="T22">сюда можно вставить похождения Дискорда — вторая неопубликованная глава. Первая — секс с Селестией</text:span>&gt;</text:p>
      <text:p text:style-name="P106">***</text:p>
      <text:p text:style-name="P109">– Развяжите мне, наконец, руки! Или хотя бы одну. Плечами жестикулировать неудобно.... </text:p>
      <text:p text:style-name="P109">Я развязал Дискорду левую руку.</text:p>
      <text:p text:style-name="P10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9">Дискорд принялся разминать затёкшее запястье.</text:p>
      <text:p text:style-name="P10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9">– Какое письмо, Корди? – вскинулась до этого зачарованно слушавшая Дискорда Флаттершай.</text:p>
      <text:p text:style-name="P109">– Ну ваше же! Вы с Эпплджек написали мне о своих мытарствах тут. Вежливо так написали, спасибо...</text:p>
      <text:p text:style-name="P109">Флаттершай покрылась пунцовыми пятнами.</text:p>
      <text:p text:style-name="P109">– Я... Мы... – тут она совсем стушевалась.</text:p>
      <text:p text:style-name="P109">– Так а почему ты сказал, что никто не уйдёт в Эквестрию? – наконец перебила Дискорда скучавшая до этого Эпплджек.</text:p>
      <text:p text:style-name="P109">Дискорд уставился на неё долгим взглядом, а потом хлопнул себя по лбу.</text:p>
      <text:p text:style-name="P10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text:span><text:soft-page-break/><text:span text:style-name="T14">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9">– И что? – продолжила его мысль Эпплджек.</text:p>
      <text:p text:style-name="P109">–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9">– И?!!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поднеся к глазам запястье с массивными часами.</text:p>
      <text:p text:style-name="P109">– СКОЛЬКО??? – воскликнули хором я и девушки.</text:p>
      <text:p text:style-name="P109">Дискорд открыл было рот, но его слова заглушил звонок в дверь.</text:p>
      <text:p text:style-name="P109">– ОТКРОЙТЕ, ПОЛИЦИЯ! Вам даётся полминуты, чтобы открыть дверь. Через тридцать секунд дверь будет выбита!</text:p>
      <text:p text:style-name="P10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9">Блядь!</text:p>
      <text:p text:style-name="P109">– На крышу, живо!!! Через окно на кухне! – зашипел Дискорд, отчаянно дёргая узлы свободной рукой.</text:p>
      <text:p text:style-name="P109">Эпплджек, одной рукой сгребя в охапку ноутбук, второй увлекая Флаттершай, кинулась на кухню.</text:p>
      <text:p text:style-name="P109">– А толку? Куда мы с крыши денемся? – спросил я растерянно. Дискорд только раздражённо зарычал в ответ.</text:p>
      <text:p text:style-name="P105">Дверь содрогнулась от мощного удара. Послышался стук падающей штукатурки. Я сломя голову кинулся на кухню.</text:p>
      <text:p text:style-name="P105">– Развяжи меня, идиот!!! – гаркнул вдогонку Дискорд.</text:p>
      <text:p text:style-name="P10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5">– Давай на крышу! Я догоню! – рявкнул он, освобождая вторую руку.</text:p>
      <text:p text:style-name="P105">От второго удара дверная коробка крякнула и наполовину въехала в коридор. </text:p>
      <text:p text:style-name="P10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5">Верёвка в кухонном окне дёргалась от движений лезущих по ней Флатти и Эпплджек. Я словил её рукой и стал на подоконник.</text:p>
      <text:p text:style-name="P105">Чёрт!</text:p>
      <text:p text:style-name="P10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5">Но нет, триста тысяч чертей, раз девушки смогли – я тоже смогу!</text:p>
      <text:p text:style-name="P10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5">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5">Я успел сократить расстояние до Эпплджек наполовину, когда девушки нашли решение.</text:p>
      <text:p text:style-name="P10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5">Я выдохнул.</text:p>
      <text:p text:style-name="P10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5">Чёрт! Чёрт! Чёрт! Чёрт!</text:p>
      <text:p text:style-name="P105">Бля!!!...</text:p>
      <text:p text:style-name="P105">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5"/>
      <text:h text:style-name="P128" text:outline-level="2">Назад, в Эквестрию</text:h>
      <text:p text:style-name="P105"/>
      <text:p text:style-name="P105">Долго паниковать не пришлось. </text:p>
      <text:p text:style-name="P105">Я почувствовал сильный рывок за шиворот и захват поперёк груди. </text:p>
      <text:p text:style-name="P105">– ОТПУСТИ ДЕВЧОНКУ!!! – загрохотало мне в ухо. Я открыл глаза.</text:p>
      <text:p text:style-name="P10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5">Я чуть поднял глаза и уставился в чешуйчатую морду дракона.</text:p>
      <text:p text:style-name="P105">– Отпусти Эпплджек. Я её держу. – повторил Дискорд. – Мне сбалансироваться надо. Вы не такие уж и лёгкие.</text:p>
      <text:p text:style-name="P105">Да, это был именно Дискорд, хотя узнать его в этом обличье было трудновато. Эквестрийский <text:soft-page-break/>драконикус превратился в земного белогривого дракона. Одной лапой он держал меня, другой пытался оторвать от меня Эпплджек.</text:p>
      <text:p text:style-name="P105">Наконец это ему удалось, и дальнейший подъём на крышу происходил в молчании.</text:p>
      <text:p text:style-name="P10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5">Флаттершай оторвала заплаканное лицо от моей ветровки.</text:p>
      <text:p text:style-name="P105">– Да-да, ты прав, Корди. Я готова.</text:p>
      <text:p text:style-name="P105">На длинной шее Дискорда разместились Эпплджек и Флаттершай. Я, для сохранения баланса, разместился позади крыльев.</text:p>
      <text:p text:style-name="P105">Дискорд расправил крылья и начал короткую пробежку к краю.</text:p>
      <text:p text:style-name="P11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5">И мы полетели навстречу закату.</text:p>
      <text:p text:style-name="P10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5">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5">– Пристегните ремни! – проревел Дискорд, резко ускоряясь. – Будет весело!!!</text:p>
      <text:p text:style-name="P10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5">– ЙУУУУУУУХХХУУУУУ!!! – заорал Дискорд, сложил крылья и врезался в шар.</text:p>
      <text:p text:style-name="P110">&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5"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19">– Сам ты раздолбай! – произнёс, наконец, Свирл</text:span>)</text:p>
      <text:p text:style-name="P82"><text:soft-page-break/>…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6">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8">– Хорошо. Уболтал. Кьютимарки беру на себя. Так и знал, что мне самое трудное достанется!</text:p>
      <text:p text:style-name="P11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8">Анакорн проследил мой взгляд.</text:p>
      <text:p text:style-name="P118">– Нечего так смотреть. Если я стану применять магию вместо ловкости, теряется весь смысл упражнения... О, глянь-ка на Эквус!</text:p>
      <text:p text:style-name="P118"><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8"/>
      <text:p text:style-name="P120">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1"/>
      <text:p text:style-name="P12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0"/>
      <text:p text:style-name="P120"/>
      <text:p text:style-name="P118">Я опять задумался. В голове было пусто. Хотя, если подумать с точки зрения программиста, можно... Наверное можно, раз все предыдущее прокатило...</text:p>
      <text:p text:style-name="P119">–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9">– Не понял? Это как? Как ты совместишь разрушенную магическими войнами Эквестрию с романтически-сексуальным раем для попаданцев?</text:p>
      <text:p text:style-name="P119"><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9">Анакорн долго мусолил карандаш, а потом вдруг заржал.</text:p>
      <text:p text:style-name="P119"><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9"><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9">Анакорн примирительно похлопал меня по плечу.</text:p>
      <text:p text:style-name="P119"><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19">Я подозрительно посмотрел на Анакорна.</text:p>
      <text:p text:style-name="P119"><text:span text:style-name="T8">– </text:span>Какой ещё, нафиг, «мой фанфик»? Я никакого фанфика не писал. И не собираюсь, вообще-то.</text:p>
      <text:p text:style-name="P119">Анакорн ехидно ухмыльнулся и откинулся в кресле, переплетя пальцы за затылком.</text:p>
      <text:p text:style-name="P119"><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8"><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8"><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8"><text:span text:style-name="T8">– </text:span>Факн щит<text:note text:id="ftn13" text:note-class="footnote"><text:note-citation>13</text:note-citation><text:note-body><text:p text:style-name="P11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8">Анакорн развёл руками.</text:p>
      <text:p text:style-name="P118"><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8">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text:soft-page-break/>–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1">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5">Селестия кивнула, соглашаясь, и образ её начал меркнуть.</text:p>
      <text:p text:style-name="P110">– <text:span text:style-name="T1">Окей. Будь счастлив и... спасибо тебе за всё, Макс.</text:span></text:p>
      <text:p text:style-name="P105">…</text:p>
      <text:p text:style-name="P11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oft-page-break/><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5">Он нахлобучил на себя невесть откуда взявшуюся двууголку.</text:p>
      <text:p text:style-name="P105">– Как вам это нравится, господа?! Дискорд — спаситель Эквестрии! А ведь звучит!!! Разрешите откланяться!..</text:p>
      <text:p text:style-name="P105"/>
      <text:list xml:id="list2456265550641197825" text:style-name="L8">
        <text:list-header>
          <text:p text:style-name="P141">(<text:span text:style-name="T28">Луна — как повелительница снов, слышала разговор Макса с Анакорном</text:span>)</text:p>
          <text:p text:style-name="P142"/>
        </text:list-header>
      </text:list>
      <text:p text:style-name="P106">***</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oft-page-break/><text:span text:style-name="T8">–</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28"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0"/>
      <text:p text:style-name="P58"><text:span text:style-name="T1">–</text:span> Запрыгивай <text:span text:style-name="T1">–</text:span> разгневанно фыркнула она и ткнулась в меня боком.</text:p>
      <text:p text:style-name="P5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8"><text:span text:style-name="T8">–</text:span> Держись! <text:span text:style-name="T8">–</text:span> <text:span text:style-name="T1">н</text:span>е успев процедить это сквозь сжатые зубы, Селестия пустилась вскачь.</text:p>
      <text:p text:style-name="P5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8">Выход был уже совсем рядом, когда нас встретила Луна.</text:p>
      <text:p text:style-name="P5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8">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8"/>
      <text:p text:style-name="P58"/>
      <text:p text:style-name="P58"/>
      <text:p text:style-name="P58"/>
      <text:p text:style-name="P5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07T00:00:46.53</dc:date>
    <meta:editing-duration>P80DT16H1M22S</meta:editing-duration>
    <meta:editing-cycles>4503</meta:editing-cycles>
    <meta:generator>OpenOffice/4.1.1$Win32 OpenOffice.org_project/411m6$Build-9775</meta:generator>
    <dc:creator>макс </dc:creator>
    <meta:document-statistic meta:table-count="0" meta:image-count="0" meta:object-count="0" meta:page-count="159" meta:paragraph-count="3261" meta:word-count="76819" meta:character-count="490160"/>
  </office:meta>
</office:document-meta>
</file>